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842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ata.id</text:p>
          </table:table-cell>
          <table:table-cell office:value-type="string" calcext:value-type="string">
            <text:p>data.tit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QGSP</text:p>
          </table:table-cell>
          <table:table-cell office:value-type="string" calcext:value-type="string">
            <text:p>Total Real Gross Domestic Product by Industry for Alab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NFORQGSP</text:p>
          </table:table-cell>
          <table:table-cell table:style-name="ce1" office:value-type="string" calcext:value-type="string">
            <text:p>Real Gross Domestic Product by Industry: Private Industries: Information for Alab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GRRQGSP</text:p>
          </table:table-cell>
          <table:table-cell table:style-name="ce1" office:value-type="string" calcext:value-type="string">
            <text:p>Real Gross Domestic Product by Industry: Private Industries: Agriculture, Forestry, Fishing, and Hunting for Alaba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RETAILRQGSP</text:p>
          </table:table-cell>
          <table:table-cell table:style-name="ce1" office:value-type="string" calcext:value-type="string">
            <text:p>Real Gross Domestic Product by Industry: Private Industries: Retail Trade for Alaba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RANSWARERQGSP</text:p>
          </table:table-cell>
          <table:table-cell table:style-name="ce1" office:value-type="string" calcext:value-type="string">
            <text:p>Real Gross Domestic Product by Industry: Private Industries: Transportation and Warehousing for Alaba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NDURMANRQGSP</text:p>
          </table:table-cell>
          <table:table-cell table:style-name="ce1" office:value-type="string" calcext:value-type="string">
            <text:p>Real Gross Domestic Product by Industry: Private Industries: Nondurable Goods Manufacturing for Alaba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HLTHSOCASSRQGSP</text:p>
          </table:table-cell>
          <table:table-cell table:style-name="ce1" office:value-type="string" calcext:value-type="string">
            <text:p>Real Gross Domestic Product by Industry: Private Industries: Educational Services, Health Care, and Social Assistance: Health Care and Social Assistance for Alaba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NSTRQGSP</text:p>
          </table:table-cell>
          <table:table-cell table:style-name="ce1" office:value-type="string" calcext:value-type="string">
            <text:p>Real Gross Domestic Product by Industry: Private Industries: Construction for Alabam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PIRQGSP</text:p>
          </table:table-cell>
          <table:table-cell office:value-type="string" calcext:value-type="string">
            <text:p>Real Gross Domestic Product by Industry: Private Industries for Alabam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DURMANRQGSP</text:p>
          </table:table-cell>
          <table:table-cell table:style-name="ce1" office:value-type="string" calcext:value-type="string">
            <text:p>Real Gross Domestic Product by Industry: Private Industries: Manufacturing: Durable Goods Manufacturing for Alabam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GOVRQGSP</text:p>
          </table:table-cell>
          <table:table-cell table:style-name="ce1" office:value-type="string" calcext:value-type="string">
            <text:p>Real Gross Domestic Product by Industry: Government for Alabam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CCOMDRQGSP</text:p>
          </table:table-cell>
          <table:table-cell table:style-name="ce1" office:value-type="string" calcext:value-type="string">
            <text:p>Real Gross Domestic Product by Industry: Private Industries: Arts, Entertainment, Recreation, Accommodation, and Food Services: Accommodation and Food Services for Alabam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TILRQGSP</text:p>
          </table:table-cell>
          <table:table-cell table:style-name="ce1" office:value-type="string" calcext:value-type="string">
            <text:p>Real Gross Domestic Product by Industry: Private Industries: Utilities for Alabam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MANRQGSP</text:p>
          </table:table-cell>
          <table:table-cell office:value-type="string" calcext:value-type="string">
            <text:p>Real Gross Domestic Product by Industry: Private Industries: Manufacturing for Alabam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MNGCOENTPRRQGSP</text:p>
          </table:table-cell>
          <table:table-cell table:style-name="ce1" office:value-type="string" calcext:value-type="string">
            <text:p>Real Gross Domestic Product by Industry: Private Industries: Professional and Business Services: Management Of Companies and Enterprises for Alabam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ADMINWASTRQGSP</text:p>
          </table:table-cell>
          <table:table-cell table:style-name="ce1" office:value-type="string" calcext:value-type="string">
            <text:p>Real Gross Domestic Product by Industry: Private Industries: Professional and Business Services: Administrative and Waste Management Services for Alabam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MINRQGSP</text:p>
          </table:table-cell>
          <table:table-cell table:style-name="ce1" office:value-type="string" calcext:value-type="string">
            <text:p>Real Gross Domestic Product by Industry: Private Industries: Mining for Alabam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RERENTLEARQGSP</text:p>
          </table:table-cell>
          <table:table-cell table:style-name="ce1" office:value-type="string" calcext:value-type="string">
            <text:p>Real Gross Domestic Product by Industry: Private Industries: Finance, Insurance, Real Estate, Rental, and Leasing: Real Estate and Rental and Leasing for Alabam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EDCATRQGSP</text:p>
          </table:table-cell>
          <table:table-cell table:style-name="ce1" office:value-type="string" calcext:value-type="string">
            <text:p>Real Gross Domestic Product by Industry: Private Industries: Educational Services, Health Care, and Social Assistance: Educational Services for Alaba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ARTENTRECRQGSP</text:p>
          </table:table-cell>
          <table:table-cell table:style-name="ce1" office:value-type="string" calcext:value-type="string">
            <text:p>Real Gross Domestic Product by Industry: Private Industries: Arts, Entertainment, Recreation, Accommodation, and Food Services: Arts, Entertainment, and Recreation for Alabam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OTHSERVERQGSP</text:p>
          </table:table-cell>
          <table:table-cell table:style-name="ce1" office:value-type="string" calcext:value-type="string">
            <text:p>Real Gross Domestic Product by Industry: Private Industries: Other Services, Except Government for Alabam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FININSRQGSP</text:p>
          </table:table-cell>
          <table:table-cell table:style-name="ce1" office:value-type="string" calcext:value-type="string">
            <text:p>Real Gross Domestic Product by Industry: Private Industries: Finance, Insurance, Real Estate, Rental, and Leasing: Finance and Insurance for Alabam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WHOLERQGSP</text:p>
          </table:table-cell>
          <table:table-cell table:style-name="ce1" office:value-type="string" calcext:value-type="string">
            <text:p>Real Gross Domestic Product by Industry: Private Industries: Wholesale Trade for Alabam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PROBUSRQGSP</text:p>
          </table:table-cell>
          <table:table-cell table:style-name="ce1" office:value-type="string" calcext:value-type="string">
            <text:p>Real Gross Domestic Product by Industry: Private Industries: Professional and Business Services: Professional, Scientific, and Technical Services for Alabam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RQGSP</text:p>
          </table:table-cell>
          <table:table-cell office:value-type="string" calcext:value-type="string">
            <text:p>Total Real Gross Domestic Product by Industry for Alask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INFORQGSP</text:p>
          </table:table-cell>
          <table:table-cell office:value-type="string" calcext:value-type="string">
            <text:p>Real Gross Domestic Product by Industry: Private Industries: Information for Alask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RETAILRQGSP</text:p>
          </table:table-cell>
          <table:table-cell office:value-type="string" calcext:value-type="string">
            <text:p>Real Gross Domestic Product by Industry: Private Industries: Retail Trade for Alask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GRRQGSP</text:p>
          </table:table-cell>
          <table:table-cell office:value-type="string" calcext:value-type="string">
            <text:p>Real Gross Domestic Product by Industry: Private Industries: Agriculture, Forestry, Fishing, and Hunting for Alask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KCONSTRQGSP</text:p>
          </table:table-cell>
          <table:table-cell office:value-type="string" calcext:value-type="string">
            <text:p>Real Gross Domestic Product by Industry: Private Industries: Construction for Alask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GOVRQGSP</text:p>
          </table:table-cell>
          <table:table-cell office:value-type="string" calcext:value-type="string">
            <text:p>Real Gross Domestic Product by Industry: Government for Alask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KDURMANRQGSP</text:p>
          </table:table-cell>
          <table:table-cell office:value-type="string" calcext:value-type="string">
            <text:p>Real Gross Domestic Product by Industry: Private Industries: Manufacturing: Durable Goods Manufacturing for Alask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K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lask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K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lask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K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lask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K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lask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K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las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K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lask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KPIRQGSP</text:p>
          </table:table-cell>
          <table:table-cell office:value-type="string" calcext:value-type="string">
            <text:p>Real Gross Domestic Product by Industry: Private Industries for Alask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KUTILRQGSP</text:p>
          </table:table-cell>
          <table:table-cell office:value-type="string" calcext:value-type="string">
            <text:p>Real Gross Domestic Product by Industry: Private Industries: Utilities for Alask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KWHOLERQGSP</text:p>
          </table:table-cell>
          <table:table-cell office:value-type="string" calcext:value-type="string">
            <text:p>Real Gross Domestic Product by Industry: Private Industries: Wholesale Trade for Alask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KTRANSWARERQGSP</text:p>
          </table:table-cell>
          <table:table-cell office:value-type="string" calcext:value-type="string">
            <text:p>Real Gross Domestic Product by Industry: Private Industries: Transportation and Warehousing for Alask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K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lask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K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lask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KMANRQGSP</text:p>
          </table:table-cell>
          <table:table-cell office:value-type="string" calcext:value-type="string">
            <text:p>Real Gross Domestic Product by Industry: Private Industries: Manufacturing for Alask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KMINRQGSP</text:p>
          </table:table-cell>
          <table:table-cell office:value-type="string" calcext:value-type="string">
            <text:p>Real Gross Domestic Product by Industry: Private Industries: Mining for Alask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NDURMANRQGSP</text:p>
          </table:table-cell>
          <table:table-cell office:value-type="string" calcext:value-type="string">
            <text:p>Real Gross Domestic Product by Industry: Private Industries: Nondurable Goods Manufacturing for Alask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KOTHSERVERQGSP</text:p>
          </table:table-cell>
          <table:table-cell office:value-type="string" calcext:value-type="string">
            <text:p>Real Gross Domestic Product by Industry: Private Industries: Other Services, Except Government for Alask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K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lask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ZRQGSP</text:p>
          </table:table-cell>
          <table:table-cell office:value-type="string" calcext:value-type="string">
            <text:p>Total Real Gross Domestic Product by Industry for Arizo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ZAGRRQGSP</text:p>
          </table:table-cell>
          <table:table-cell office:value-type="string" calcext:value-type="string">
            <text:p>Real Gross Domestic Product by Industry: Private Industries: Agriculture, Forestry, Fishing, and Hunting for Arizo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Z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rizo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ZDURMANRQGSP</text:p>
          </table:table-cell>
          <table:table-cell office:value-type="string" calcext:value-type="string">
            <text:p>Real Gross Domestic Product by Industry: Private Industries: Manufacturing: Durable Goods Manufacturing for Arizo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ZGOVRQGSP</text:p>
          </table:table-cell>
          <table:table-cell office:value-type="string" calcext:value-type="string">
            <text:p>Real Gross Domestic Product by Industry: Government for Arizo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ZPIRQGSP</text:p>
          </table:table-cell>
          <table:table-cell office:value-type="string" calcext:value-type="string">
            <text:p>Real Gross Domestic Product by Industry: Private Industries for Arizo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ZINFORQGSP</text:p>
          </table:table-cell>
          <table:table-cell office:value-type="string" calcext:value-type="string">
            <text:p>Real Gross Domestic Product by Industry: Private Industries: Information for Arizo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ZCONSTRQGSP</text:p>
          </table:table-cell>
          <table:table-cell office:value-type="string" calcext:value-type="string">
            <text:p>Real Gross Domestic Product by Industry: Private Industries: Construction for Arizo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Z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rizo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Z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rizo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ZMANRQGSP</text:p>
          </table:table-cell>
          <table:table-cell office:value-type="string" calcext:value-type="string">
            <text:p>Real Gross Domestic Product by Industry: Private Industries: Manufacturing for Arizo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Z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rizo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ZMINRQGSP</text:p>
          </table:table-cell>
          <table:table-cell office:value-type="string" calcext:value-type="string">
            <text:p>Real Gross Domestic Product by Industry: Private Industries: Mining for Arizon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ZUTILRQGSP</text:p>
          </table:table-cell>
          <table:table-cell office:value-type="string" calcext:value-type="string">
            <text:p>Real Gross Domestic Product by Industry: Private Industries: Utilities for Arizo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ZRETAILRQGSP</text:p>
          </table:table-cell>
          <table:table-cell office:value-type="string" calcext:value-type="string">
            <text:p>Real Gross Domestic Product by Industry: Private Industries: Retail Trade for Arizo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ZWHOLERQGSP</text:p>
          </table:table-cell>
          <table:table-cell office:value-type="string" calcext:value-type="string">
            <text:p>Real Gross Domestic Product by Industry: Private Industries: Wholesale Trade for Arizo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ZNDURMANRQGSP</text:p>
          </table:table-cell>
          <table:table-cell office:value-type="string" calcext:value-type="string">
            <text:p>Real Gross Domestic Product by Industry: Private Industries: Nondurable Goods Manufacturing for Arizo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ZTRANSWARERQGSP</text:p>
          </table:table-cell>
          <table:table-cell office:value-type="string" calcext:value-type="string">
            <text:p>Real Gross Domestic Product by Industry: Private Industries: Transportation and Warehousing for Arizo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Z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rizo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Z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rizo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ZOTHSERVERQGSP</text:p>
          </table:table-cell>
          <table:table-cell office:value-type="string" calcext:value-type="string">
            <text:p>Real Gross Domestic Product by Industry: Private Industries: Other Services, Except Government for Arizo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Z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rizo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Z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rizo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Z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rizo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RAGRRQGSP</text:p>
          </table:table-cell>
          <table:table-cell office:value-type="string" calcext:value-type="string">
            <text:p>Real Gross Domestic Product by Industry: Private Industries: Agriculture, Forestry, Fishing, and Hunting for Arkansa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RRQGSP</text:p>
          </table:table-cell>
          <table:table-cell office:value-type="string" calcext:value-type="string">
            <text:p>Total Real Gross Domestic Product by Industry for Arkansa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RWHOLERQGSP</text:p>
          </table:table-cell>
          <table:table-cell office:value-type="string" calcext:value-type="string">
            <text:p>Real Gross Domestic Product by Industry: Private Industries: Wholesale Trade for Arkansa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R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rkansa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RCONSTRQGSP</text:p>
          </table:table-cell>
          <table:table-cell office:value-type="string" calcext:value-type="string">
            <text:p>Real Gross Domestic Product by Industry: Private Industries: Construction for Arkansa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GOVRQGSP</text:p>
          </table:table-cell>
          <table:table-cell office:value-type="string" calcext:value-type="string">
            <text:p>Real Gross Domestic Product by Industry: Government for Arkansa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RPIRQGSP</text:p>
          </table:table-cell>
          <table:table-cell office:value-type="string" calcext:value-type="string">
            <text:p>Real Gross Domestic Product by Industry: Private Industries for Arkansa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MINRQGSP</text:p>
          </table:table-cell>
          <table:table-cell office:value-type="string" calcext:value-type="string">
            <text:p>Real Gross Domestic Product by Industry: Private Industries: Mining for Arkans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RUTILRQGSP</text:p>
          </table:table-cell>
          <table:table-cell office:value-type="string" calcext:value-type="string">
            <text:p>Real Gross Domestic Product by Industry: Private Industries: Utilities for Arkansa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RINFORQGSP</text:p>
          </table:table-cell>
          <table:table-cell office:value-type="string" calcext:value-type="string">
            <text:p>Real Gross Domestic Product by Industry: Private Industries: Information for Arkansa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RRETAILRQGSP</text:p>
          </table:table-cell>
          <table:table-cell office:value-type="string" calcext:value-type="string">
            <text:p>Real Gross Domestic Product by Industry: Private Industries: Retail Trade for Arkansa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NDURMANRQGSP</text:p>
          </table:table-cell>
          <table:table-cell office:value-type="string" calcext:value-type="string">
            <text:p>Real Gross Domestic Product by Industry: Private Industries: Nondurable Goods Manufacturing for Arkansa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RTRANSWARERQGSP</text:p>
          </table:table-cell>
          <table:table-cell office:value-type="string" calcext:value-type="string">
            <text:p>Real Gross Domestic Product by Industry: Private Industries: Transportation and Warehousing for Arkansa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DURMANRQGSP</text:p>
          </table:table-cell>
          <table:table-cell office:value-type="string" calcext:value-type="string">
            <text:p>Real Gross Domestic Product by Industry: Private Industries: Manufacturing: Durable Goods Manufacturing for Arkans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rkans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rkansa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R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rkans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R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rkansa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R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rkansa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MANRQGSP</text:p>
          </table:table-cell>
          <table:table-cell office:value-type="string" calcext:value-type="string">
            <text:p>Real Gross Domestic Product by Industry: Private Industries: Manufacturing for Arkansa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ROTHSERVERQGSP</text:p>
          </table:table-cell>
          <table:table-cell office:value-type="string" calcext:value-type="string">
            <text:p>Real Gross Domestic Product by Industry: Private Industries: Other Services, Except Government for Arkans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R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rkansa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R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rkans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R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rkans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QGSP</text:p>
          </table:table-cell>
          <table:table-cell office:value-type="string" calcext:value-type="string">
            <text:p>Total Real Gross Domestic Product by Industry for Californi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AGRRQGSP</text:p>
          </table:table-cell>
          <table:table-cell office:value-type="string" calcext:value-type="string">
            <text:p>Real Gross Domestic Product by Industry: Private Industries: Agriculture, Forestry, Fishing, and Hunting for Californ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MANRQGSP</text:p>
          </table:table-cell>
          <table:table-cell office:value-type="string" calcext:value-type="string">
            <text:p>Real Gross Domestic Product by Industry: Private Industries: Manufacturing for Californ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Californi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CONSTRQGSP</text:p>
          </table:table-cell>
          <table:table-cell office:value-type="string" calcext:value-type="string">
            <text:p>Real Gross Domestic Product by Industry: Private Industries: Construction for Californi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RETAILRQGSP</text:p>
          </table:table-cell>
          <table:table-cell office:value-type="string" calcext:value-type="string">
            <text:p>Real Gross Domestic Product by Industry: Private Industries: Retail Trade for Californi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INRQGSP</text:p>
          </table:table-cell>
          <table:table-cell office:value-type="string" calcext:value-type="string">
            <text:p>Real Gross Domestic Product by Industry: Private Industries: Mining for Californ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GOVRQGSP</text:p>
          </table:table-cell>
          <table:table-cell office:value-type="string" calcext:value-type="string">
            <text:p>Real Gross Domestic Product by Industry: Government for Californi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Californi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INFORQGSP</text:p>
          </table:table-cell>
          <table:table-cell office:value-type="string" calcext:value-type="string">
            <text:p>Real Gross Domestic Product by Industry: Private Industries: Information for Californi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Californi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PIRQGSP</text:p>
          </table:table-cell>
          <table:table-cell office:value-type="string" calcext:value-type="string">
            <text:p>Real Gross Domestic Product by Industry: Private Industries for Californi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URMANRQGSP</text:p>
          </table:table-cell>
          <table:table-cell office:value-type="string" calcext:value-type="string">
            <text:p>Real Gross Domestic Product by Industry: Private Industries: Manufacturing: Durable Goods Manufacturing for Californi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Californ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Californi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NDURMANRQGSP</text:p>
          </table:table-cell>
          <table:table-cell office:value-type="string" calcext:value-type="string">
            <text:p>Real Gross Domestic Product by Industry: Private Industries: Nondurable Goods Manufacturing for Californ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Californi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Californi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Californi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Californi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UTILRQGSP</text:p>
          </table:table-cell>
          <table:table-cell office:value-type="string" calcext:value-type="string">
            <text:p>Real Gross Domestic Product by Industry: Private Industries: Utilities for Californi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WHOLERQGSP</text:p>
          </table:table-cell>
          <table:table-cell office:value-type="string" calcext:value-type="string">
            <text:p>Real Gross Domestic Product by Industry: Private Industries: Wholesale Trade for Californi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TRANSWARERQGSP</text:p>
          </table:table-cell>
          <table:table-cell office:value-type="string" calcext:value-type="string">
            <text:p>Real Gross Domestic Product by Industry: Private Industries: Transportation and Warehousing for Californ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OTHSERVERQGSP</text:p>
          </table:table-cell>
          <table:table-cell office:value-type="string" calcext:value-type="string">
            <text:p>Real Gross Domestic Product by Industry: Private Industries: Other Services, Except Government for Californi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RQGSP</text:p>
          </table:table-cell>
          <table:table-cell office:value-type="string" calcext:value-type="string">
            <text:p>Total Real Gross Domestic Product by Industry for Colorad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AGRRQGSP</text:p>
          </table:table-cell>
          <table:table-cell office:value-type="string" calcext:value-type="string">
            <text:p>Real Gross Domestic Product by Industry: Private Industries: Agriculture, Forestry, Fishing, and Hunting for Colorad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CONSTRQGSP</text:p>
          </table:table-cell>
          <table:table-cell office:value-type="string" calcext:value-type="string">
            <text:p>Real Gross Domestic Product by Industry: Private Industries: Construction for Colorad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UTILRQGSP</text:p>
          </table:table-cell>
          <table:table-cell office:value-type="string" calcext:value-type="string">
            <text:p>Real Gross Domestic Product by Industry: Private Industries: Utilities for Colorad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Colorad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GOVRQGSP</text:p>
          </table:table-cell>
          <table:table-cell office:value-type="string" calcext:value-type="string">
            <text:p>Real Gross Domestic Product by Industry: Government for Colorad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PIRQGSP</text:p>
          </table:table-cell>
          <table:table-cell office:value-type="string" calcext:value-type="string">
            <text:p>Real Gross Domestic Product by Industry: Private Industries for Colorad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MINRQGSP</text:p>
          </table:table-cell>
          <table:table-cell office:value-type="string" calcext:value-type="string">
            <text:p>Real Gross Domestic Product by Industry: Private Industries: Mining for Colorad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INFORQGSP</text:p>
          </table:table-cell>
          <table:table-cell office:value-type="string" calcext:value-type="string">
            <text:p>Real Gross Domestic Product by Industry: Private Industries: Information for Colorad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RETAILRQGSP</text:p>
          </table:table-cell>
          <table:table-cell office:value-type="string" calcext:value-type="string">
            <text:p>Real Gross Domestic Product by Industry: Private Industries: Retail Trade for Colorad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WHOLERQGSP</text:p>
          </table:table-cell>
          <table:table-cell office:value-type="string" calcext:value-type="string">
            <text:p>Real Gross Domestic Product by Industry: Private Industries: Wholesale Trade for Colorad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ONDURMANRQGSP</text:p>
          </table:table-cell>
          <table:table-cell office:value-type="string" calcext:value-type="string">
            <text:p>Real Gross Domestic Product by Industry: Private Industries: Nondurable Goods Manufacturing for Colorad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TRANSWARERQGSP</text:p>
          </table:table-cell>
          <table:table-cell office:value-type="string" calcext:value-type="string">
            <text:p>Real Gross Domestic Product by Industry: Private Industries: Transportation and Warehousing for Colorad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DURMANRQGSP</text:p>
          </table:table-cell>
          <table:table-cell office:value-type="string" calcext:value-type="string">
            <text:p>Real Gross Domestic Product by Industry: Private Industries: Manufacturing: Durable Goods Manufacturing for Colorad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Colorad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Colorad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O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Colorad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Colorad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MANRQGSP</text:p>
          </table:table-cell>
          <table:table-cell office:value-type="string" calcext:value-type="string">
            <text:p>Real Gross Domestic Product by Industry: Private Industries: Manufacturing for Colorad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OTHSERVERQGSP</text:p>
          </table:table-cell>
          <table:table-cell office:value-type="string" calcext:value-type="string">
            <text:p>Real Gross Domestic Product by Industry: Private Industries: Other Services, Except Government for Colorad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O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Colorad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Colorad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O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Colorad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O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Colorad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TRQGSP</text:p>
          </table:table-cell>
          <table:table-cell office:value-type="string" calcext:value-type="string">
            <text:p>Total Real Gross Domestic Product by Industry for Connecticu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TAGRRQGSP</text:p>
          </table:table-cell>
          <table:table-cell office:value-type="string" calcext:value-type="string">
            <text:p>Real Gross Domestic Product by Industry: Private Industries: Agriculture, Forestry, Fishing, and Hunting for Connecticu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TMANRQGSP</text:p>
          </table:table-cell>
          <table:table-cell office:value-type="string" calcext:value-type="string">
            <text:p>Real Gross Domestic Product by Industry: Private Industries: Manufacturing for Connecticu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Connecticu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Connecticu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TINFORQGSP</text:p>
          </table:table-cell>
          <table:table-cell office:value-type="string" calcext:value-type="string">
            <text:p>Real Gross Domestic Product by Industry: Private Industries: Information for Connecticu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TGOVRQGSP</text:p>
          </table:table-cell>
          <table:table-cell office:value-type="string" calcext:value-type="string">
            <text:p>Real Gross Domestic Product by Industry: Government for Connecticu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TDURMANRQGSP</text:p>
          </table:table-cell>
          <table:table-cell office:value-type="string" calcext:value-type="string">
            <text:p>Real Gross Domestic Product by Industry: Private Industries: Manufacturing: Durable Goods Manufacturing for Connecticu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TNDURMANRQGSP</text:p>
          </table:table-cell>
          <table:table-cell office:value-type="string" calcext:value-type="string">
            <text:p>Real Gross Domestic Product by Industry: Private Industries: Nondurable Goods Manufacturing for Connecticu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TCONSTRQGSP</text:p>
          </table:table-cell>
          <table:table-cell office:value-type="string" calcext:value-type="string">
            <text:p>Real Gross Domestic Product by Industry: Private Industries: Construction for Connecticu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Connecticu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TPIRQGSP</text:p>
          </table:table-cell>
          <table:table-cell office:value-type="string" calcext:value-type="string">
            <text:p>Real Gross Domestic Product by Industry: Private Industries for Connecticu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TMINRQGSP</text:p>
          </table:table-cell>
          <table:table-cell office:value-type="string" calcext:value-type="string">
            <text:p>Real Gross Domestic Product by Industry: Private Industries: Mining for Connecticu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TUTILRQGSP</text:p>
          </table:table-cell>
          <table:table-cell office:value-type="string" calcext:value-type="string">
            <text:p>Real Gross Domestic Product by Industry: Private Industries: Utilities for Connecticu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TRETAILRQGSP</text:p>
          </table:table-cell>
          <table:table-cell office:value-type="string" calcext:value-type="string">
            <text:p>Real Gross Domestic Product by Industry: Private Industries: Retail Trade for Connecticu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TWHOLERQGSP</text:p>
          </table:table-cell>
          <table:table-cell office:value-type="string" calcext:value-type="string">
            <text:p>Real Gross Domestic Product by Industry: Private Industries: Wholesale Trade for Connecticu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TTRANSWARERQGSP</text:p>
          </table:table-cell>
          <table:table-cell office:value-type="string" calcext:value-type="string">
            <text:p>Real Gross Domestic Product by Industry: Private Industries: Transportation and Warehousing for Connecticu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TOTHSERVERQGSP</text:p>
          </table:table-cell>
          <table:table-cell office:value-type="string" calcext:value-type="string">
            <text:p>Real Gross Domestic Product by Industry: Private Industries: Other Services, Except Government for Connecticu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Connecticu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Connecticu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Connecticu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Connecticu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Connecticu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Connecticu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CONSTRQGSP</text:p>
          </table:table-cell>
          <table:table-cell office:value-type="string" calcext:value-type="string">
            <text:p>Real Gross Domestic Product by Industry: Private Industries: Construction for Delawar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AGRRQGSP</text:p>
          </table:table-cell>
          <table:table-cell office:value-type="string" calcext:value-type="string">
            <text:p>Real Gross Domestic Product by Industry: Private Industries: Agriculture, Forestry, Fishing, and Hunting for Delawar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RQGSP</text:p>
          </table:table-cell>
          <table:table-cell office:value-type="string" calcext:value-type="string">
            <text:p>Total Real Gross Domestic Product by Industry for Delawar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Delawa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EINFORQGSP</text:p>
          </table:table-cell>
          <table:table-cell office:value-type="string" calcext:value-type="string">
            <text:p>Real Gross Domestic Product by Industry: Private Industries: Information for Delawar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RETAILRQGSP</text:p>
          </table:table-cell>
          <table:table-cell office:value-type="string" calcext:value-type="string">
            <text:p>Real Gross Domestic Product by Industry: Private Industries: Retail Trade for Delawar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E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Delawar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EMANRQGSP</text:p>
          </table:table-cell>
          <table:table-cell office:value-type="string" calcext:value-type="string">
            <text:p>Real Gross Domestic Product by Industry: Private Industries: Manufacturing for Delawar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EMINRQGSP</text:p>
          </table:table-cell>
          <table:table-cell office:value-type="string" calcext:value-type="string">
            <text:p>Real Gross Domestic Product by Industry: Private Industries: Mining for Delawar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EGOVRQGSP</text:p>
          </table:table-cell>
          <table:table-cell office:value-type="string" calcext:value-type="string">
            <text:p>Real Gross Domestic Product by Industry: Government for Delawar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PIRQGSP</text:p>
          </table:table-cell>
          <table:table-cell office:value-type="string" calcext:value-type="string">
            <text:p>Real Gross Domestic Product by Industry: Private Industries for Delawar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UTILRQGSP</text:p>
          </table:table-cell>
          <table:table-cell office:value-type="string" calcext:value-type="string">
            <text:p>Real Gross Domestic Product by Industry: Private Industries: Utilities for Delawar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WHOLERQGSP</text:p>
          </table:table-cell>
          <table:table-cell office:value-type="string" calcext:value-type="string">
            <text:p>Real Gross Domestic Product by Industry: Private Industries: Wholesale Trade for Delawar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ENDURMANRQGSP</text:p>
          </table:table-cell>
          <table:table-cell office:value-type="string" calcext:value-type="string">
            <text:p>Real Gross Domestic Product by Industry: Private Industries: Nondurable Goods Manufacturing for Delawar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TRANSWARERQGSP</text:p>
          </table:table-cell>
          <table:table-cell office:value-type="string" calcext:value-type="string">
            <text:p>Real Gross Domestic Product by Industry: Private Industries: Transportation and Warehousing for Delawar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EDURMANRQGSP</text:p>
          </table:table-cell>
          <table:table-cell office:value-type="string" calcext:value-type="string">
            <text:p>Real Gross Domestic Product by Industry: Private Industries: Manufacturing: Durable Goods Manufacturing for Delawar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Delawar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Delawar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E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Delawar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E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Delawar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Delawar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OTHSERVERQGSP</text:p>
          </table:table-cell>
          <table:table-cell office:value-type="string" calcext:value-type="string">
            <text:p>Real Gross Domestic Product by Industry: Private Industries: Other Services, Except Government for Delawar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Delawar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E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Delawar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LRQGSP</text:p>
          </table:table-cell>
          <table:table-cell office:value-type="string" calcext:value-type="string">
            <text:p>Total Real Gross Domestic Product by Industry for Florid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L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Florid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LAGRRQGSP</text:p>
          </table:table-cell>
          <table:table-cell office:value-type="string" calcext:value-type="string">
            <text:p>Real Gross Domestic Product by Industry: Private Industries: Agriculture, Forestry, Fishing, and Hunting for Florid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LCONSTRQGSP</text:p>
          </table:table-cell>
          <table:table-cell office:value-type="string" calcext:value-type="string">
            <text:p>Real Gross Domestic Product by Industry: Private Industries: Construction for Florid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LNDURMANRQGSP</text:p>
          </table:table-cell>
          <table:table-cell office:value-type="string" calcext:value-type="string">
            <text:p>Real Gross Domestic Product by Industry: Private Industries: Nondurable Goods Manufacturing for Florid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L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Florid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L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Florid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LMANRQGSP</text:p>
          </table:table-cell>
          <table:table-cell office:value-type="string" calcext:value-type="string">
            <text:p>Real Gross Domestic Product by Industry: Private Industries: Manufacturing for Florid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L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Florid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L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Florid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LRETAILRQGSP</text:p>
          </table:table-cell>
          <table:table-cell office:value-type="string" calcext:value-type="string">
            <text:p>Real Gross Domestic Product by Industry: Private Industries: Retail Trade for Florid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LWHOLERQGSP</text:p>
          </table:table-cell>
          <table:table-cell office:value-type="string" calcext:value-type="string">
            <text:p>Real Gross Domestic Product by Industry: Private Industries: Wholesale Trade for Florid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LGOVRQGSP</text:p>
          </table:table-cell>
          <table:table-cell office:value-type="string" calcext:value-type="string">
            <text:p>Real Gross Domestic Product by Industry: Government for Florid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LPIRQGSP</text:p>
          </table:table-cell>
          <table:table-cell office:value-type="string" calcext:value-type="string">
            <text:p>Real Gross Domestic Product by Industry: Private Industries for Florid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LMINRQGSP</text:p>
          </table:table-cell>
          <table:table-cell office:value-type="string" calcext:value-type="string">
            <text:p>Real Gross Domestic Product by Industry: Private Industries: Mining for Florid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LUTILRQGSP</text:p>
          </table:table-cell>
          <table:table-cell office:value-type="string" calcext:value-type="string">
            <text:p>Real Gross Domestic Product by Industry: Private Industries: Utilities for Florid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LINFORQGSP</text:p>
          </table:table-cell>
          <table:table-cell office:value-type="string" calcext:value-type="string">
            <text:p>Real Gross Domestic Product by Industry: Private Industries: Information for Florid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LTRANSWARERQGSP</text:p>
          </table:table-cell>
          <table:table-cell office:value-type="string" calcext:value-type="string">
            <text:p>Real Gross Domestic Product by Industry: Private Industries: Transportation and Warehousing for Florid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LDURMANRQGSP</text:p>
          </table:table-cell>
          <table:table-cell office:value-type="string" calcext:value-type="string">
            <text:p>Real Gross Domestic Product by Industry: Private Industries: Manufacturing: Durable Goods Manufacturing for Florid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L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Florid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L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Florid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L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Florid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LOTHSERVERQGSP</text:p>
          </table:table-cell>
          <table:table-cell office:value-type="string" calcext:value-type="string">
            <text:p>Real Gross Domestic Product by Industry: Private Industries: Other Services, Except Government for Florid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L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Florid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ARQGSP</text:p>
          </table:table-cell>
          <table:table-cell office:value-type="string" calcext:value-type="string">
            <text:p>Total Real Gross Domestic Product by Industry for Georgi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Georgi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AWHOLERQGSP</text:p>
          </table:table-cell>
          <table:table-cell office:value-type="string" calcext:value-type="string">
            <text:p>Real Gross Domestic Product by Industry: Private Industries: Wholesale Trade for Georgi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AAGRRQGSP</text:p>
          </table:table-cell>
          <table:table-cell office:value-type="string" calcext:value-type="string">
            <text:p>Real Gross Domestic Product by Industry: Private Industries: Agriculture, Forestry, Fishing, and Hunting for Georgi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Georgi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ANDURMANRQGSP</text:p>
          </table:table-cell>
          <table:table-cell office:value-type="string" calcext:value-type="string">
            <text:p>Real Gross Domestic Product by Industry: Private Industries: Nondurable Goods Manufacturing for Georgi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Georgi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ADURMANRQGSP</text:p>
          </table:table-cell>
          <table:table-cell office:value-type="string" calcext:value-type="string">
            <text:p>Real Gross Domestic Product by Industry: Private Industries: Manufacturing: Durable Goods Manufacturing for Georgi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ACONSTRQGSP</text:p>
          </table:table-cell>
          <table:table-cell office:value-type="string" calcext:value-type="string">
            <text:p>Real Gross Domestic Product by Industry: Private Industries: Construction for Georgi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Georgi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AMANRQGSP</text:p>
          </table:table-cell>
          <table:table-cell office:value-type="string" calcext:value-type="string">
            <text:p>Real Gross Domestic Product by Industry: Private Industries: Manufacturing for Georgi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Georgi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AGOVRQGSP</text:p>
          </table:table-cell>
          <table:table-cell office:value-type="string" calcext:value-type="string">
            <text:p>Real Gross Domestic Product by Industry: Government for Georgi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APIRQGSP</text:p>
          </table:table-cell>
          <table:table-cell office:value-type="string" calcext:value-type="string">
            <text:p>Real Gross Domestic Product by Industry: Private Industries for Georgi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AMINRQGSP</text:p>
          </table:table-cell>
          <table:table-cell office:value-type="string" calcext:value-type="string">
            <text:p>Real Gross Domestic Product by Industry: Private Industries: Mining for Georgi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UTILRQGSP</text:p>
          </table:table-cell>
          <table:table-cell office:value-type="string" calcext:value-type="string">
            <text:p>Real Gross Domestic Product by Industry: Private Industries: Utilities for Georgi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AINFORQGSP</text:p>
          </table:table-cell>
          <table:table-cell office:value-type="string" calcext:value-type="string">
            <text:p>Real Gross Domestic Product by Industry: Private Industries: Information for Georgi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ARETAILRQGSP</text:p>
          </table:table-cell>
          <table:table-cell office:value-type="string" calcext:value-type="string">
            <text:p>Real Gross Domestic Product by Industry: Private Industries: Retail Trade for Georgi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ATRANSWARERQGSP</text:p>
          </table:table-cell>
          <table:table-cell office:value-type="string" calcext:value-type="string">
            <text:p>Real Gross Domestic Product by Industry: Private Industries: Transportation and Warehousing for Georgi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AOTHSERVERQGSP</text:p>
          </table:table-cell>
          <table:table-cell office:value-type="string" calcext:value-type="string">
            <text:p>Real Gross Domestic Product by Industry: Private Industries: Other Services, Except Government for Georgi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Georgi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Georgi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Georgi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Georgi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IRQGSP</text:p>
          </table:table-cell>
          <table:table-cell office:value-type="string" calcext:value-type="string">
            <text:p>Total Real Gross Domestic Product by Industry for Hawai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IAGRRQGSP</text:p>
          </table:table-cell>
          <table:table-cell office:value-type="string" calcext:value-type="string">
            <text:p>Real Gross Domestic Product by Industry: Private Industries: Agriculture, Forestry, Fishing, and Hunting for Hawai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ICONSTRQGSP</text:p>
          </table:table-cell>
          <table:table-cell office:value-type="string" calcext:value-type="string">
            <text:p>Real Gross Domestic Product by Industry: Private Industries: Construction for Hawai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IGOVRQGSP</text:p>
          </table:table-cell>
          <table:table-cell office:value-type="string" calcext:value-type="string">
            <text:p>Real Gross Domestic Product by Industry: Government for Hawai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MINRQGSP</text:p>
          </table:table-cell>
          <table:table-cell office:value-type="string" calcext:value-type="string">
            <text:p>Real Gross Domestic Product by Industry: Private Industries: Mining for Hawai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IINFORQGSP</text:p>
          </table:table-cell>
          <table:table-cell office:value-type="string" calcext:value-type="string">
            <text:p>Real Gross Domestic Product by Industry: Private Industries: Information for Hawai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IRETAILRQGSP</text:p>
          </table:table-cell>
          <table:table-cell office:value-type="string" calcext:value-type="string">
            <text:p>Real Gross Domestic Product by Industry: Private Industries: Retail Trade for Hawai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INDURMANRQGSP</text:p>
          </table:table-cell>
          <table:table-cell office:value-type="string" calcext:value-type="string">
            <text:p>Real Gross Domestic Product by Industry: Private Industries: Nondurable Goods Manufacturing for Hawaii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IDURMANRQGSP</text:p>
          </table:table-cell>
          <table:table-cell office:value-type="string" calcext:value-type="string">
            <text:p>Real Gross Domestic Product by Industry: Private Industries: Manufacturing: Durable Goods Manufacturing for Hawai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Hawai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Hawaii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Hawai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Hawai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Hawai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IMANRQGSP</text:p>
          </table:table-cell>
          <table:table-cell office:value-type="string" calcext:value-type="string">
            <text:p>Real Gross Domestic Product by Industry: Private Industries: Manufacturing for Hawai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Hawai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IPIRQGSP</text:p>
          </table:table-cell>
          <table:table-cell office:value-type="string" calcext:value-type="string">
            <text:p>Real Gross Domestic Product by Industry: Private Industries for Hawai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IUTILRQGSP</text:p>
          </table:table-cell>
          <table:table-cell office:value-type="string" calcext:value-type="string">
            <text:p>Real Gross Domestic Product by Industry: Private Industries: Utilities for Hawai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IWHOLERQGSP</text:p>
          </table:table-cell>
          <table:table-cell office:value-type="string" calcext:value-type="string">
            <text:p>Real Gross Domestic Product by Industry: Private Industries: Wholesale Trade for Hawai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ITRANSWARERQGSP</text:p>
          </table:table-cell>
          <table:table-cell office:value-type="string" calcext:value-type="string">
            <text:p>Real Gross Domestic Product by Industry: Private Industries: Transportation and Warehousing for Hawai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IOTHSERVERQGSP</text:p>
          </table:table-cell>
          <table:table-cell office:value-type="string" calcext:value-type="string">
            <text:p>Real Gross Domestic Product by Industry: Private Industries: Other Services, Except Government for Hawai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Hawai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Hawaii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Hawai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DRQGSP</text:p>
          </table:table-cell>
          <table:table-cell office:value-type="string" calcext:value-type="string">
            <text:p>Total Real Gross Domestic Product by Industry for Idah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DAGRRQGSP</text:p>
          </table:table-cell>
          <table:table-cell office:value-type="string" calcext:value-type="string">
            <text:p>Real Gross Domestic Product by Industry: Private Industries: Agriculture, Forestry, Fishing, and Hunting for Idah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DCONSTRQGSP</text:p>
          </table:table-cell>
          <table:table-cell office:value-type="string" calcext:value-type="string">
            <text:p>Real Gross Domestic Product by Industry: Private Industries: Construction for Idah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DMANRQGSP</text:p>
          </table:table-cell>
          <table:table-cell office:value-type="string" calcext:value-type="string">
            <text:p>Real Gross Domestic Product by Industry: Private Industries: Manufacturing for Idah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DRETAILRQGSP</text:p>
          </table:table-cell>
          <table:table-cell office:value-type="string" calcext:value-type="string">
            <text:p>Real Gross Domestic Product by Industry: Private Industries: Retail Trade for Idah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DGOVRQGSP</text:p>
          </table:table-cell>
          <table:table-cell office:value-type="string" calcext:value-type="string">
            <text:p>Real Gross Domestic Product by Industry: Government for Idah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DPIRQGSP</text:p>
          </table:table-cell>
          <table:table-cell office:value-type="string" calcext:value-type="string">
            <text:p>Real Gross Domestic Product by Industry: Private Industries for Idah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DMINRQGSP</text:p>
          </table:table-cell>
          <table:table-cell office:value-type="string" calcext:value-type="string">
            <text:p>Real Gross Domestic Product by Industry: Private Industries: Mining for Idah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DUTILRQGSP</text:p>
          </table:table-cell>
          <table:table-cell office:value-type="string" calcext:value-type="string">
            <text:p>Real Gross Domestic Product by Industry: Private Industries: Utilities for Idah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DINFORQGSP</text:p>
          </table:table-cell>
          <table:table-cell office:value-type="string" calcext:value-type="string">
            <text:p>Real Gross Domestic Product by Industry: Private Industries: Information for Idah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DWHOLERQGSP</text:p>
          </table:table-cell>
          <table:table-cell office:value-type="string" calcext:value-type="string">
            <text:p>Real Gross Domestic Product by Industry: Private Industries: Wholesale Trade for Idah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DNDURMANRQGSP</text:p>
          </table:table-cell>
          <table:table-cell office:value-type="string" calcext:value-type="string">
            <text:p>Real Gross Domestic Product by Industry: Private Industries: Nondurable Goods Manufacturing for Idah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DTRANSWARERQGSP</text:p>
          </table:table-cell>
          <table:table-cell office:value-type="string" calcext:value-type="string">
            <text:p>Real Gross Domestic Product by Industry: Private Industries: Transportation and Warehousing for Idah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DDURMANRQGSP</text:p>
          </table:table-cell>
          <table:table-cell office:value-type="string" calcext:value-type="string">
            <text:p>Real Gross Domestic Product by Industry: Private Industries: Manufacturing: Durable Goods Manufacturing for Idah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dah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dah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dah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dah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dah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DOTHSERVERQGSP</text:p>
          </table:table-cell>
          <table:table-cell office:value-type="string" calcext:value-type="string">
            <text:p>Real Gross Domestic Product by Industry: Private Industries: Other Services, Except Government for Idah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dah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dah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dah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dah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LRQGSP</text:p>
          </table:table-cell>
          <table:table-cell office:value-type="string" calcext:value-type="string">
            <text:p>Total Real Gross Domestic Product by Industry for Illinoi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LAGRRQGSP</text:p>
          </table:table-cell>
          <table:table-cell office:value-type="string" calcext:value-type="string">
            <text:p>Real Gross Domestic Product by Industry: Private Industries: Agriculture, Forestry, Fishing, and Hunting for Illinoi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L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llinoi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L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llinoi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L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llinoi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LCONSTRQGSP</text:p>
          </table:table-cell>
          <table:table-cell office:value-type="string" calcext:value-type="string">
            <text:p>Real Gross Domestic Product by Industry: Private Industries: Construction for Illinoi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L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llinoi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LDURMANRQGSP</text:p>
          </table:table-cell>
          <table:table-cell office:value-type="string" calcext:value-type="string">
            <text:p>Real Gross Domestic Product by Industry: Private Industries: Manufacturing: Durable Goods Manufacturing for Illinoi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LGOVRQGSP</text:p>
          </table:table-cell>
          <table:table-cell office:value-type="string" calcext:value-type="string">
            <text:p>Real Gross Domestic Product by Industry: Government for Illinoi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LMINRQGSP</text:p>
          </table:table-cell>
          <table:table-cell office:value-type="string" calcext:value-type="string">
            <text:p>Real Gross Domestic Product by Industry: Private Industries: Mining for Illinoi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LINFORQGSP</text:p>
          </table:table-cell>
          <table:table-cell office:value-type="string" calcext:value-type="string">
            <text:p>Real Gross Domestic Product by Industry: Private Industries: Information for Illinoi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LRETAILRQGSP</text:p>
          </table:table-cell>
          <table:table-cell office:value-type="string" calcext:value-type="string">
            <text:p>Real Gross Domestic Product by Industry: Private Industries: Retail Trade for Illinoi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LNDURMANRQGSP</text:p>
          </table:table-cell>
          <table:table-cell office:value-type="string" calcext:value-type="string">
            <text:p>Real Gross Domestic Product by Industry: Private Industries: Nondurable Goods Manufacturing for Illinoi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L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llinoi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L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llinoi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L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llinoi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LWHOLERQGSP</text:p>
          </table:table-cell>
          <table:table-cell office:value-type="string" calcext:value-type="string">
            <text:p>Real Gross Domestic Product by Industry: Private Industries: Wholesale Trade for Illinoi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LMANRQGSP</text:p>
          </table:table-cell>
          <table:table-cell office:value-type="string" calcext:value-type="string">
            <text:p>Real Gross Domestic Product by Industry: Private Industries: Manufacturing for Illinoi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LPIRQGSP</text:p>
          </table:table-cell>
          <table:table-cell office:value-type="string" calcext:value-type="string">
            <text:p>Real Gross Domestic Product by Industry: Private Industries for Illinoi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LUTILRQGSP</text:p>
          </table:table-cell>
          <table:table-cell office:value-type="string" calcext:value-type="string">
            <text:p>Real Gross Domestic Product by Industry: Private Industries: Utilities for Illinoi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LTRANSWARERQGSP</text:p>
          </table:table-cell>
          <table:table-cell office:value-type="string" calcext:value-type="string">
            <text:p>Real Gross Domestic Product by Industry: Private Industries: Transportation and Warehousing for Illinoi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LOTHSERVERQGSP</text:p>
          </table:table-cell>
          <table:table-cell office:value-type="string" calcext:value-type="string">
            <text:p>Real Gross Domestic Product by Industry: Private Industries: Other Services, Except Government for Illinoi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L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llinoi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L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llinoi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NRQGSP</text:p>
          </table:table-cell>
          <table:table-cell office:value-type="string" calcext:value-type="string">
            <text:p>Total Real Gross Domestic Product by Industry for Indian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AGRRQGSP</text:p>
          </table:table-cell>
          <table:table-cell office:value-type="string" calcext:value-type="string">
            <text:p>Real Gross Domestic Product by Industry: Private Industries: Agriculture, Forestry, Fishing, and Hunting for India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NCONSTRQGSP</text:p>
          </table:table-cell>
          <table:table-cell office:value-type="string" calcext:value-type="string">
            <text:p>Real Gross Domestic Product by Industry: Private Industries: Construction for India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NGOVRQGSP</text:p>
          </table:table-cell>
          <table:table-cell office:value-type="string" calcext:value-type="string">
            <text:p>Real Gross Domestic Product by Industry: Government for Indian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NPIRQGSP</text:p>
          </table:table-cell>
          <table:table-cell office:value-type="string" calcext:value-type="string">
            <text:p>Real Gross Domestic Product by Industry: Private Industries for India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NMINRQGSP</text:p>
          </table:table-cell>
          <table:table-cell office:value-type="string" calcext:value-type="string">
            <text:p>Real Gross Domestic Product by Industry: Private Industries: Mining for India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NUTILRQGSP</text:p>
          </table:table-cell>
          <table:table-cell office:value-type="string" calcext:value-type="string">
            <text:p>Real Gross Domestic Product by Industry: Private Industries: Utilities for Indian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INFORQGSP</text:p>
          </table:table-cell>
          <table:table-cell office:value-type="string" calcext:value-type="string">
            <text:p>Real Gross Domestic Product by Industry: Private Industries: Information for India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NRETAILRQGSP</text:p>
          </table:table-cell>
          <table:table-cell office:value-type="string" calcext:value-type="string">
            <text:p>Real Gross Domestic Product by Industry: Private Industries: Retail Trade for Indian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WHOLERQGSP</text:p>
          </table:table-cell>
          <table:table-cell office:value-type="string" calcext:value-type="string">
            <text:p>Real Gross Domestic Product by Industry: Private Industries: Wholesale Trade for India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NNDURMANRQGSP</text:p>
          </table:table-cell>
          <table:table-cell office:value-type="string" calcext:value-type="string">
            <text:p>Real Gross Domestic Product by Industry: Private Industries: Nondurable Goods Manufacturing for Indian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TRANSWARERQGSP</text:p>
          </table:table-cell>
          <table:table-cell office:value-type="string" calcext:value-type="string">
            <text:p>Real Gross Domestic Product by Industry: Private Industries: Transportation and Warehousing for Indian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NDURMANRQGSP</text:p>
          </table:table-cell>
          <table:table-cell office:value-type="string" calcext:value-type="string">
            <text:p>Real Gross Domestic Product by Industry: Private Industries: Manufacturing: Durable Goods Manufacturing for Indian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N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ndian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ndia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N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ndia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ndian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ndian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NMANRQGSP</text:p>
          </table:table-cell>
          <table:table-cell office:value-type="string" calcext:value-type="string">
            <text:p>Real Gross Domestic Product by Industry: Private Industries: Manufacturing for Indian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NOTHSERVERQGSP</text:p>
          </table:table-cell>
          <table:table-cell office:value-type="string" calcext:value-type="string">
            <text:p>Real Gross Domestic Product by Industry: Private Industries: Other Services, Except Government for Indian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N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ndian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N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ndian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N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ndia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N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ndia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ARQGSP</text:p>
          </table:table-cell>
          <table:table-cell office:value-type="string" calcext:value-type="string">
            <text:p>Total Real Gross Domestic Product by Industry for Iow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AAGRRQGSP</text:p>
          </table:table-cell>
          <table:table-cell office:value-type="string" calcext:value-type="string">
            <text:p>Real Gross Domestic Product by Industry: Private Industries: Agriculture, Forestry, Fishing, and Hunting for Iow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ACONSTRQGSP</text:p>
          </table:table-cell>
          <table:table-cell office:value-type="string" calcext:value-type="string">
            <text:p>Real Gross Domestic Product by Industry: Private Industries: Construction for Iow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Iow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AGOVRQGSP</text:p>
          </table:table-cell>
          <table:table-cell office:value-type="string" calcext:value-type="string">
            <text:p>Real Gross Domestic Product by Industry: Government for Iow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APIRQGSP</text:p>
          </table:table-cell>
          <table:table-cell office:value-type="string" calcext:value-type="string">
            <text:p>Real Gross Domestic Product by Industry: Private Industries for Iow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AMINRQGSP</text:p>
          </table:table-cell>
          <table:table-cell office:value-type="string" calcext:value-type="string">
            <text:p>Real Gross Domestic Product by Industry: Private Industries: Mining for Iow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AUTILRQGSP</text:p>
          </table:table-cell>
          <table:table-cell office:value-type="string" calcext:value-type="string">
            <text:p>Real Gross Domestic Product by Industry: Private Industries: Utilities for Iow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AINFORQGSP</text:p>
          </table:table-cell>
          <table:table-cell office:value-type="string" calcext:value-type="string">
            <text:p>Real Gross Domestic Product by Industry: Private Industries: Information for Iow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ARETAILRQGSP</text:p>
          </table:table-cell>
          <table:table-cell office:value-type="string" calcext:value-type="string">
            <text:p>Real Gross Domestic Product by Industry: Private Industries: Retail Trade for Iow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AWHOLERQGSP</text:p>
          </table:table-cell>
          <table:table-cell office:value-type="string" calcext:value-type="string">
            <text:p>Real Gross Domestic Product by Industry: Private Industries: Wholesale Trade for Iow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ANDURMANRQGSP</text:p>
          </table:table-cell>
          <table:table-cell office:value-type="string" calcext:value-type="string">
            <text:p>Real Gross Domestic Product by Industry: Private Industries: Nondurable Goods Manufacturing for Iow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ATRANSWARERQGSP</text:p>
          </table:table-cell>
          <table:table-cell office:value-type="string" calcext:value-type="string">
            <text:p>Real Gross Domestic Product by Industry: Private Industries: Transportation and Warehousing for Iow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ADURMANRQGSP</text:p>
          </table:table-cell>
          <table:table-cell office:value-type="string" calcext:value-type="string">
            <text:p>Real Gross Domestic Product by Industry: Private Industries: Manufacturing: Durable Goods Manufacturing for Iow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Iow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Iow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Iow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Iow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AMANRQGSP</text:p>
          </table:table-cell>
          <table:table-cell office:value-type="string" calcext:value-type="string">
            <text:p>Real Gross Domestic Product by Industry: Private Industries: Manufacturing for Iow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AOTHSERVERQGSP</text:p>
          </table:table-cell>
          <table:table-cell office:value-type="string" calcext:value-type="string">
            <text:p>Real Gross Domestic Product by Industry: Private Industries: Other Services, Except Government for Iow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Iowa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Iow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Iow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Iow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SRQGSP</text:p>
          </table:table-cell>
          <table:table-cell office:value-type="string" calcext:value-type="string">
            <text:p>Total Real Gross Domestic Product by Industry for Kansa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SMANRQGSP</text:p>
          </table:table-cell>
          <table:table-cell office:value-type="string" calcext:value-type="string">
            <text:p>Real Gross Domestic Product by Industry: Private Industries: Manufacturing for Kansa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SAGRRQGSP</text:p>
          </table:table-cell>
          <table:table-cell office:value-type="string" calcext:value-type="string">
            <text:p>Real Gross Domestic Product by Industry: Private Industries: Agriculture, Forestry, Fishing, and Hunting for Kansa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SMINRQGSP</text:p>
          </table:table-cell>
          <table:table-cell office:value-type="string" calcext:value-type="string">
            <text:p>Real Gross Domestic Product by Industry: Private Industries: Mining for Kansa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S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Kansa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SCONSTRQGSP</text:p>
          </table:table-cell>
          <table:table-cell office:value-type="string" calcext:value-type="string">
            <text:p>Real Gross Domestic Product by Industry: Private Industries: Construction for Kansa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SGOVRQGSP</text:p>
          </table:table-cell>
          <table:table-cell office:value-type="string" calcext:value-type="string">
            <text:p>Real Gross Domestic Product by Industry: Government for Kansa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SPIRQGSP</text:p>
          </table:table-cell>
          <table:table-cell office:value-type="string" calcext:value-type="string">
            <text:p>Real Gross Domestic Product by Industry: Private Industries for Kansa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SUTILRQGSP</text:p>
          </table:table-cell>
          <table:table-cell office:value-type="string" calcext:value-type="string">
            <text:p>Real Gross Domestic Product by Industry: Private Industries: Utilities for Kansa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KSINFORQGSP</text:p>
          </table:table-cell>
          <table:table-cell office:value-type="string" calcext:value-type="string">
            <text:p>Real Gross Domestic Product by Industry: Private Industries: Information for Kansa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SRETAILRQGSP</text:p>
          </table:table-cell>
          <table:table-cell office:value-type="string" calcext:value-type="string">
            <text:p>Real Gross Domestic Product by Industry: Private Industries: Retail Trade for Kansa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SWHOLERQGSP</text:p>
          </table:table-cell>
          <table:table-cell office:value-type="string" calcext:value-type="string">
            <text:p>Real Gross Domestic Product by Industry: Private Industries: Wholesale Trade for Kansa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KSNDURMANRQGSP</text:p>
          </table:table-cell>
          <table:table-cell office:value-type="string" calcext:value-type="string">
            <text:p>Real Gross Domestic Product by Industry: Private Industries: Nondurable Goods Manufacturing for Kansa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STRANSWARERQGSP</text:p>
          </table:table-cell>
          <table:table-cell office:value-type="string" calcext:value-type="string">
            <text:p>Real Gross Domestic Product by Industry: Private Industries: Transportation and Warehousing for Kansa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KSDURMANRQGSP</text:p>
          </table:table-cell>
          <table:table-cell office:value-type="string" calcext:value-type="string">
            <text:p>Real Gross Domestic Product by Industry: Private Industries: Manufacturing: Durable Goods Manufacturing for Kansa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KS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Kansa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KS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Kansa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S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Kansa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S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Kansa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S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Kansa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KSOTHSERVERQGSP</text:p>
          </table:table-cell>
          <table:table-cell office:value-type="string" calcext:value-type="string">
            <text:p>Real Gross Domestic Product by Industry: Private Industries: Other Services, Except Government for Kansa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S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Kansa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KS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Kansa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S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Kansa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YRQGSP</text:p>
          </table:table-cell>
          <table:table-cell office:value-type="string" calcext:value-type="string">
            <text:p>Total Real Gross Domestic Product by Industry for Kentucky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YAGRRQGSP</text:p>
          </table:table-cell>
          <table:table-cell office:value-type="string" calcext:value-type="string">
            <text:p>Real Gross Domestic Product by Industry: Private Industries: Agriculture, Forestry, Fishing, and Hunting for Kentucky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Y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Kentucky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KYCONSTRQGSP</text:p>
          </table:table-cell>
          <table:table-cell office:value-type="string" calcext:value-type="string">
            <text:p>Real Gross Domestic Product by Industry: Private Industries: Construction for Kentucky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YINFORQGSP</text:p>
          </table:table-cell>
          <table:table-cell office:value-type="string" calcext:value-type="string">
            <text:p>Real Gross Domestic Product by Industry: Private Industries: Information for Kentucky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YGOVRQGSP</text:p>
          </table:table-cell>
          <table:table-cell office:value-type="string" calcext:value-type="string">
            <text:p>Real Gross Domestic Product by Industry: Government for Kentucky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YMINRQGSP</text:p>
          </table:table-cell>
          <table:table-cell office:value-type="string" calcext:value-type="string">
            <text:p>Real Gross Domestic Product by Industry: Private Industries: Mining for Kentucky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YRETAILRQGSP</text:p>
          </table:table-cell>
          <table:table-cell office:value-type="string" calcext:value-type="string">
            <text:p>Real Gross Domestic Product by Industry: Private Industries: Retail Trade for Kentucky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YNDURMANRQGSP</text:p>
          </table:table-cell>
          <table:table-cell office:value-type="string" calcext:value-type="string">
            <text:p>Real Gross Domestic Product by Industry: Private Industries: Nondurable Goods Manufacturing for Kentucky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YDURMANRQGSP</text:p>
          </table:table-cell>
          <table:table-cell office:value-type="string" calcext:value-type="string">
            <text:p>Real Gross Domestic Product by Industry: Private Industries: Manufacturing: Durable Goods Manufacturing for Kentucky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Y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Kentucky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Y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Kentuck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KY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Kentucky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Y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Kentucky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Y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Kentucky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KYMANRQGSP</text:p>
          </table:table-cell>
          <table:table-cell office:value-type="string" calcext:value-type="string">
            <text:p>Real Gross Domestic Product by Industry: Private Industries: Manufacturing for Kentucky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YPIRQGSP</text:p>
          </table:table-cell>
          <table:table-cell office:value-type="string" calcext:value-type="string">
            <text:p>Real Gross Domestic Product by Industry: Private Industries for Kentucky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YUTILRQGSP</text:p>
          </table:table-cell>
          <table:table-cell office:value-type="string" calcext:value-type="string">
            <text:p>Real Gross Domestic Product by Industry: Private Industries: Utilities for Kentucky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YWHOLERQGSP</text:p>
          </table:table-cell>
          <table:table-cell office:value-type="string" calcext:value-type="string">
            <text:p>Real Gross Domestic Product by Industry: Private Industries: Wholesale Trade for Kentuck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YTRANSWARERQGSP</text:p>
          </table:table-cell>
          <table:table-cell office:value-type="string" calcext:value-type="string">
            <text:p>Real Gross Domestic Product by Industry: Private Industries: Transportation and Warehousing for Kentucky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YOTHSERVERQGSP</text:p>
          </table:table-cell>
          <table:table-cell office:value-type="string" calcext:value-type="string">
            <text:p>Real Gross Domestic Product by Industry: Private Industries: Other Services, Except Government for Kentucky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KY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Kentucky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Y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Kentucky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KY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Kentucky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AGRRQGSP</text:p>
          </table:table-cell>
          <table:table-cell office:value-type="string" calcext:value-type="string">
            <text:p>Real Gross Domestic Product by Industry: Private Industries: Agriculture, Forestry, Fishing, and Hunting for Louisian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ARQGSP</text:p>
          </table:table-cell>
          <table:table-cell office:value-type="string" calcext:value-type="string">
            <text:p>Total Real Gross Domestic Product by Industry for Louisia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Louisian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Louisia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ADURMANRQGSP</text:p>
          </table:table-cell>
          <table:table-cell office:value-type="string" calcext:value-type="string">
            <text:p>Real Gross Domestic Product by Industry: Private Industries: Manufacturing: Durable Goods Manufacturing for Louisian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ANDURMANRQGSP</text:p>
          </table:table-cell>
          <table:table-cell office:value-type="string" calcext:value-type="string">
            <text:p>Real Gross Domestic Product by Industry: Private Industries: Nondurable Goods Manufacturing for Louisian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L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Louisiana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AMINRQGSP</text:p>
          </table:table-cell>
          <table:table-cell office:value-type="string" calcext:value-type="string">
            <text:p>Real Gross Domestic Product by Industry: Private Industries: Mining for Louisian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APIRQGSP</text:p>
          </table:table-cell>
          <table:table-cell office:value-type="string" calcext:value-type="string">
            <text:p>Real Gross Domestic Product by Industry: Private Industries for Louisia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UTILRQGSP</text:p>
          </table:table-cell>
          <table:table-cell office:value-type="string" calcext:value-type="string">
            <text:p>Real Gross Domestic Product by Industry: Private Industries: Utilities for Louisiana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ATRANSWARERQGSP</text:p>
          </table:table-cell>
          <table:table-cell office:value-type="string" calcext:value-type="string">
            <text:p>Real Gross Domestic Product by Industry: Private Industries: Transportation and Warehousing for Louisian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LARETAILRQGSP</text:p>
          </table:table-cell>
          <table:table-cell office:value-type="string" calcext:value-type="string">
            <text:p>Real Gross Domestic Product by Industry: Private Industries: Retail Trade for Louisia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AWHOLERQGSP</text:p>
          </table:table-cell>
          <table:table-cell office:value-type="string" calcext:value-type="string">
            <text:p>Real Gross Domestic Product by Industry: Private Industries: Wholesale Trade for Louisian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Louisia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AMANRQGSP</text:p>
          </table:table-cell>
          <table:table-cell office:value-type="string" calcext:value-type="string">
            <text:p>Real Gross Domestic Product by Industry: Private Industries: Manufacturing for Louisian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ACONSTRQGSP</text:p>
          </table:table-cell>
          <table:table-cell office:value-type="string" calcext:value-type="string">
            <text:p>Real Gross Domestic Product by Industry: Private Industries: Construction for Louisian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AGOVRQGSP</text:p>
          </table:table-cell>
          <table:table-cell office:value-type="string" calcext:value-type="string">
            <text:p>Real Gross Domestic Product by Industry: Government for Louisian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AINFORQGSP</text:p>
          </table:table-cell>
          <table:table-cell office:value-type="string" calcext:value-type="string">
            <text:p>Real Gross Domestic Product by Industry: Private Industries: Information for Louisian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AOTHSERVERQGSP</text:p>
          </table:table-cell>
          <table:table-cell office:value-type="string" calcext:value-type="string">
            <text:p>Real Gross Domestic Product by Industry: Private Industries: Other Services, Except Government for Louisiana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Louisian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Louisia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Louisian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Louisian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Louisian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EAGRRQGSP</text:p>
          </table:table-cell>
          <table:table-cell office:value-type="string" calcext:value-type="string">
            <text:p>Real Gross Domestic Product by Industry: Private Industries: Agriculture, Forestry, Fishing, and Hunting for Mai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ERQGSP</text:p>
          </table:table-cell>
          <table:table-cell office:value-type="string" calcext:value-type="string">
            <text:p>Total Real Gross Domestic Product by Industry for Main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E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ain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E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ain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ECONSTRQGSP</text:p>
          </table:table-cell>
          <table:table-cell office:value-type="string" calcext:value-type="string">
            <text:p>Real Gross Domestic Product by Industry: Private Industries: Construction for Main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EGOVRQGSP</text:p>
          </table:table-cell>
          <table:table-cell office:value-type="string" calcext:value-type="string">
            <text:p>Real Gross Domestic Product by Industry: Government for Mai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EPIRQGSP</text:p>
          </table:table-cell>
          <table:table-cell office:value-type="string" calcext:value-type="string">
            <text:p>Real Gross Domestic Product by Industry: Private Industries for Main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EMINRQGSP</text:p>
          </table:table-cell>
          <table:table-cell office:value-type="string" calcext:value-type="string">
            <text:p>Real Gross Domestic Product by Industry: Private Industries: Mining for Main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EUTILRQGSP</text:p>
          </table:table-cell>
          <table:table-cell office:value-type="string" calcext:value-type="string">
            <text:p>Real Gross Domestic Product by Industry: Private Industries: Utilities for Mai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EINFORQGSP</text:p>
          </table:table-cell>
          <table:table-cell office:value-type="string" calcext:value-type="string">
            <text:p>Real Gross Domestic Product by Industry: Private Industries: Information for Mai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ERETAILRQGSP</text:p>
          </table:table-cell>
          <table:table-cell office:value-type="string" calcext:value-type="string">
            <text:p>Real Gross Domestic Product by Industry: Private Industries: Retail Trade for Main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EWHOLERQGSP</text:p>
          </table:table-cell>
          <table:table-cell office:value-type="string" calcext:value-type="string">
            <text:p>Real Gross Domestic Product by Industry: Private Industries: Wholesale Trade for Main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ENDURMANRQGSP</text:p>
          </table:table-cell>
          <table:table-cell office:value-type="string" calcext:value-type="string">
            <text:p>Real Gross Domestic Product by Industry: Private Industries: Nondurable Goods Manufacturing for Main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ETRANSWARERQGSP</text:p>
          </table:table-cell>
          <table:table-cell office:value-type="string" calcext:value-type="string">
            <text:p>Real Gross Domestic Product by Industry: Private Industries: Transportation and Warehousing for Mai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EDURMANRQGSP</text:p>
          </table:table-cell>
          <table:table-cell office:value-type="string" calcext:value-type="string">
            <text:p>Real Gross Domestic Product by Industry: Private Industries: Manufacturing: Durable Goods Manufacturing for Main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E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ain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E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ai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E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ai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E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ai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EMANRQGSP</text:p>
          </table:table-cell>
          <table:table-cell office:value-type="string" calcext:value-type="string">
            <text:p>Real Gross Domestic Product by Industry: Private Industries: Manufacturing for Mai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EOTHSERVERQGSP</text:p>
          </table:table-cell>
          <table:table-cell office:value-type="string" calcext:value-type="string">
            <text:p>Real Gross Domestic Product by Industry: Private Industries: Other Services, Except Government for Mai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E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ain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E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ain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ME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ai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DRQGSP</text:p>
          </table:table-cell>
          <table:table-cell office:value-type="string" calcext:value-type="string">
            <text:p>Total Real Gross Domestic Product by Industry for Marylan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DAGRRQGSP</text:p>
          </table:table-cell>
          <table:table-cell office:value-type="string" calcext:value-type="string">
            <text:p>Real Gross Domestic Product by Industry: Private Industries: Agriculture, Forestry, Fishing, and Hunting for Marylan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DCONSTRQGSP</text:p>
          </table:table-cell>
          <table:table-cell office:value-type="string" calcext:value-type="string">
            <text:p>Real Gross Domestic Product by Industry: Private Industries: Construction for Maryland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arylan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DRETAILRQGSP</text:p>
          </table:table-cell>
          <table:table-cell office:value-type="string" calcext:value-type="string">
            <text:p>Real Gross Domestic Product by Industry: Private Industries: Retail Trade for Maryland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DGOVRQGSP</text:p>
          </table:table-cell>
          <table:table-cell office:value-type="string" calcext:value-type="string">
            <text:p>Real Gross Domestic Product by Industry: Government for Maryland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DPIRQGSP</text:p>
          </table:table-cell>
          <table:table-cell office:value-type="string" calcext:value-type="string">
            <text:p>Real Gross Domestic Product by Industry: Private Industries for Marylan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DMINRQGSP</text:p>
          </table:table-cell>
          <table:table-cell office:value-type="string" calcext:value-type="string">
            <text:p>Real Gross Domestic Product by Industry: Private Industries: Mining for Maryland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DUTILRQGSP</text:p>
          </table:table-cell>
          <table:table-cell office:value-type="string" calcext:value-type="string">
            <text:p>Real Gross Domestic Product by Industry: Private Industries: Utilities for Maryland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DINFORQGSP</text:p>
          </table:table-cell>
          <table:table-cell office:value-type="string" calcext:value-type="string">
            <text:p>Real Gross Domestic Product by Industry: Private Industries: Information for Maryland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DWHOLERQGSP</text:p>
          </table:table-cell>
          <table:table-cell office:value-type="string" calcext:value-type="string">
            <text:p>Real Gross Domestic Product by Industry: Private Industries: Wholesale Trade for Marylan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DNDURMANRQGSP</text:p>
          </table:table-cell>
          <table:table-cell office:value-type="string" calcext:value-type="string">
            <text:p>Real Gross Domestic Product by Industry: Private Industries: Nondurable Goods Manufacturing for Marylan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DTRANSWARERQGSP</text:p>
          </table:table-cell>
          <table:table-cell office:value-type="string" calcext:value-type="string">
            <text:p>Real Gross Domestic Product by Industry: Private Industries: Transportation and Warehousing for Maryland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DDURMANRQGSP</text:p>
          </table:table-cell>
          <table:table-cell office:value-type="string" calcext:value-type="string">
            <text:p>Real Gross Domestic Product by Industry: Private Industries: Manufacturing: Durable Goods Manufacturing for Marylan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aryland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aryland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aryland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arylan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DMANRQGSP</text:p>
          </table:table-cell>
          <table:table-cell office:value-type="string" calcext:value-type="string">
            <text:p>Real Gross Domestic Product by Industry: Private Industries: Manufacturing for Marylan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DOTHSERVERQGSP</text:p>
          </table:table-cell>
          <table:table-cell office:value-type="string" calcext:value-type="string">
            <text:p>Real Gross Domestic Product by Industry: Private Industries: Other Services, Except Government for Maryland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aryland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aryland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aryland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aryland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QGSP</text:p>
          </table:table-cell>
          <table:table-cell office:value-type="string" calcext:value-type="string">
            <text:p>Total Real Gross Domestic Product by Industry for Massachuset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AGRRQGSP</text:p>
          </table:table-cell>
          <table:table-cell office:value-type="string" calcext:value-type="string">
            <text:p>Real Gross Domestic Product by Industry: Private Industries: Agriculture, Forestry, Fishing, and Hunting for Massachusett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assachusett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ACONSTRQGSP</text:p>
          </table:table-cell>
          <table:table-cell office:value-type="string" calcext:value-type="string">
            <text:p>Real Gross Domestic Product by Industry: Private Industries: Construction for Massachusett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MINRQGSP</text:p>
          </table:table-cell>
          <table:table-cell office:value-type="string" calcext:value-type="string">
            <text:p>Real Gross Domestic Product by Industry: Private Industries: Mining for Massachusett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assachusett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GOVRQGSP</text:p>
          </table:table-cell>
          <table:table-cell office:value-type="string" calcext:value-type="string">
            <text:p>Real Gross Domestic Product by Industry: Government for Massachusett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PIRQGSP</text:p>
          </table:table-cell>
          <table:table-cell office:value-type="string" calcext:value-type="string">
            <text:p>Real Gross Domestic Product by Industry: Private Industries for Massachusett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UTILRQGSP</text:p>
          </table:table-cell>
          <table:table-cell office:value-type="string" calcext:value-type="string">
            <text:p>Real Gross Domestic Product by Industry: Private Industries: Utilities for Massachusett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INFORQGSP</text:p>
          </table:table-cell>
          <table:table-cell office:value-type="string" calcext:value-type="string">
            <text:p>Real Gross Domestic Product by Industry: Private Industries: Information for Massachusett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RETAILRQGSP</text:p>
          </table:table-cell>
          <table:table-cell office:value-type="string" calcext:value-type="string">
            <text:p>Real Gross Domestic Product by Industry: Private Industries: Retail Trade for Massachusett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WHOLERQGSP</text:p>
          </table:table-cell>
          <table:table-cell office:value-type="string" calcext:value-type="string">
            <text:p>Real Gross Domestic Product by Industry: Private Industries: Wholesale Trade for Massachusett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NDURMANRQGSP</text:p>
          </table:table-cell>
          <table:table-cell office:value-type="string" calcext:value-type="string">
            <text:p>Real Gross Domestic Product by Industry: Private Industries: Nondurable Goods Manufacturing for Massachusett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ATRANSWARERQGSP</text:p>
          </table:table-cell>
          <table:table-cell office:value-type="string" calcext:value-type="string">
            <text:p>Real Gross Domestic Product by Industry: Private Industries: Transportation and Warehousing for Massachusett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DURMANRQGSP</text:p>
          </table:table-cell>
          <table:table-cell office:value-type="string" calcext:value-type="string">
            <text:p>Real Gross Domestic Product by Industry: Private Industries: Manufacturing: Durable Goods Manufacturing for Massachusett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assachusett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assachusett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assachusett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assachusett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AMANRQGSP</text:p>
          </table:table-cell>
          <table:table-cell office:value-type="string" calcext:value-type="string">
            <text:p>Real Gross Domestic Product by Industry: Private Industries: Manufacturing for Massachusett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AOTHSERVERQGSP</text:p>
          </table:table-cell>
          <table:table-cell office:value-type="string" calcext:value-type="string">
            <text:p>Real Gross Domestic Product by Industry: Private Industries: Other Services, Except Government for Massachusett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assachusett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assachusett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assachusett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IMANRQGSP</text:p>
          </table:table-cell>
          <table:table-cell office:value-type="string" calcext:value-type="string">
            <text:p>Real Gross Domestic Product by Industry: Private Industries: Manufacturing for Michigan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IRETAILRQGSP</text:p>
          </table:table-cell>
          <table:table-cell office:value-type="string" calcext:value-type="string">
            <text:p>Real Gross Domestic Product by Industry: Private Industries: Retail Trade for Michigan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RQGSP</text:p>
          </table:table-cell>
          <table:table-cell office:value-type="string" calcext:value-type="string">
            <text:p>Total Real Gross Domestic Product by Industry for Michigan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IDURMANRQGSP</text:p>
          </table:table-cell>
          <table:table-cell office:value-type="string" calcext:value-type="string">
            <text:p>Real Gross Domestic Product by Industry: Private Industries: Manufacturing: Durable Goods Manufacturing for Michiga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chiga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IAGRRQGSP</text:p>
          </table:table-cell>
          <table:table-cell office:value-type="string" calcext:value-type="string">
            <text:p>Real Gross Domestic Product by Industry: Private Industries: Agriculture, Forestry, Fishing, and Hunting for Michigan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ICONSTRQGSP</text:p>
          </table:table-cell>
          <table:table-cell office:value-type="string" calcext:value-type="string">
            <text:p>Real Gross Domestic Product by Industry: Private Industries: Construction for Michiga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INDURMANRQGSP</text:p>
          </table:table-cell>
          <table:table-cell office:value-type="string" calcext:value-type="string">
            <text:p>Real Gross Domestic Product by Industry: Private Industries: Nondurable Goods Manufacturing for Michiga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chigan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IGOVRQGSP</text:p>
          </table:table-cell>
          <table:table-cell office:value-type="string" calcext:value-type="string">
            <text:p>Real Gross Domestic Product by Industry: Government for Michigan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IPIRQGSP</text:p>
          </table:table-cell>
          <table:table-cell office:value-type="string" calcext:value-type="string">
            <text:p>Real Gross Domestic Product by Industry: Private Industries for Michigan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IMINRQGSP</text:p>
          </table:table-cell>
          <table:table-cell office:value-type="string" calcext:value-type="string">
            <text:p>Real Gross Domestic Product by Industry: Private Industries: Mining for Michiga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IWHOLERQGSP</text:p>
          </table:table-cell>
          <table:table-cell office:value-type="string" calcext:value-type="string">
            <text:p>Real Gross Domestic Product by Industry: Private Industries: Wholesale Trade for Michigan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UTILRQGSP</text:p>
          </table:table-cell>
          <table:table-cell office:value-type="string" calcext:value-type="string">
            <text:p>Real Gross Domestic Product by Industry: Private Industries: Utilities for Michiga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IINFORQGSP</text:p>
          </table:table-cell>
          <table:table-cell office:value-type="string" calcext:value-type="string">
            <text:p>Real Gross Domestic Product by Industry: Private Industries: Information for Michiga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ITRANSWARERQGSP</text:p>
          </table:table-cell>
          <table:table-cell office:value-type="string" calcext:value-type="string">
            <text:p>Real Gross Domestic Product by Industry: Private Industries: Transportation and Warehousing for Michigan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chigan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chiga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chigan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chigan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IOTHSERVERQGSP</text:p>
          </table:table-cell>
          <table:table-cell office:value-type="string" calcext:value-type="string">
            <text:p>Real Gross Domestic Product by Industry: Private Industries: Other Services, Except Government for Michiga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chigan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chigan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chigan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NRQGSP</text:p>
          </table:table-cell>
          <table:table-cell office:value-type="string" calcext:value-type="string">
            <text:p>Total Real Gross Domestic Product by Industry for Minnesot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NAGRRQGSP</text:p>
          </table:table-cell>
          <table:table-cell office:value-type="string" calcext:value-type="string">
            <text:p>Real Gross Domestic Product by Industry: Private Industries: Agriculture, Forestry, Fishing, and Hunting for Minnesota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NGOVRQGSP</text:p>
          </table:table-cell>
          <table:table-cell office:value-type="string" calcext:value-type="string">
            <text:p>Real Gross Domestic Product by Industry: Government for Minnesota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N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nnesot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NMANRQGSP</text:p>
          </table:table-cell>
          <table:table-cell office:value-type="string" calcext:value-type="string">
            <text:p>Real Gross Domestic Product by Industry: Private Industries: Manufacturing for Minnesota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N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nnesot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NCONSTRQGSP</text:p>
          </table:table-cell>
          <table:table-cell office:value-type="string" calcext:value-type="string">
            <text:p>Real Gross Domestic Product by Industry: Private Industries: Construction for Minnesot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NPIRQGSP</text:p>
          </table:table-cell>
          <table:table-cell office:value-type="string" calcext:value-type="string">
            <text:p>Real Gross Domestic Product by Industry: Private Industries for Minnesot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NMINRQGSP</text:p>
          </table:table-cell>
          <table:table-cell office:value-type="string" calcext:value-type="string">
            <text:p>Real Gross Domestic Product by Industry: Private Industries: Mining for Minnesota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NUTILRQGSP</text:p>
          </table:table-cell>
          <table:table-cell office:value-type="string" calcext:value-type="string">
            <text:p>Real Gross Domestic Product by Industry: Private Industries: Utilities for Minnesot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NINFORQGSP</text:p>
          </table:table-cell>
          <table:table-cell office:value-type="string" calcext:value-type="string">
            <text:p>Real Gross Domestic Product by Industry: Private Industries: Information for Minnesot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NRETAILRQGSP</text:p>
          </table:table-cell>
          <table:table-cell office:value-type="string" calcext:value-type="string">
            <text:p>Real Gross Domestic Product by Industry: Private Industries: Retail Trade for Minnesot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NWHOLERQGSP</text:p>
          </table:table-cell>
          <table:table-cell office:value-type="string" calcext:value-type="string">
            <text:p>Real Gross Domestic Product by Industry: Private Industries: Wholesale Trade for Minnesot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NNDURMANRQGSP</text:p>
          </table:table-cell>
          <table:table-cell office:value-type="string" calcext:value-type="string">
            <text:p>Real Gross Domestic Product by Industry: Private Industries: Nondurable Goods Manufacturing for Minnesota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NTRANSWARERQGSP</text:p>
          </table:table-cell>
          <table:table-cell office:value-type="string" calcext:value-type="string">
            <text:p>Real Gross Domestic Product by Industry: Private Industries: Transportation and Warehousing for Minnesota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NDURMANRQGSP</text:p>
          </table:table-cell>
          <table:table-cell office:value-type="string" calcext:value-type="string">
            <text:p>Real Gross Domestic Product by Industry: Private Industries: Manufacturing: Durable Goods Manufacturing for Minnesot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N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nnesot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N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nnesot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N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nnesot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NOTHSERVERQGSP</text:p>
          </table:table-cell>
          <table:table-cell office:value-type="string" calcext:value-type="string">
            <text:p>Real Gross Domestic Product by Industry: Private Industries: Other Services, Except Government for Minnesota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N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nnesot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N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nnesot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N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nnesot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N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nnesota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SAGRRQGSP</text:p>
          </table:table-cell>
          <table:table-cell office:value-type="string" calcext:value-type="string">
            <text:p>Real Gross Domestic Product by Industry: Private Industries: Agriculture, Forestry, Fishing, and Hunting for Mississippi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SRQGSP</text:p>
          </table:table-cell>
          <table:table-cell office:value-type="string" calcext:value-type="string">
            <text:p>Total Real Gross Domestic Product by Industry for Mississippi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SMANRQGSP</text:p>
          </table:table-cell>
          <table:table-cell office:value-type="string" calcext:value-type="string">
            <text:p>Real Gross Domestic Product by Industry: Private Industries: Manufacturing for Mississippi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SCONSTRQGSP</text:p>
          </table:table-cell>
          <table:table-cell office:value-type="string" calcext:value-type="string">
            <text:p>Real Gross Domestic Product by Industry: Private Industries: Construction for Mississippi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SGOVRQGSP</text:p>
          </table:table-cell>
          <table:table-cell office:value-type="string" calcext:value-type="string">
            <text:p>Real Gross Domestic Product by Industry: Government for Mississippi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SPIRQGSP</text:p>
          </table:table-cell>
          <table:table-cell office:value-type="string" calcext:value-type="string">
            <text:p>Real Gross Domestic Product by Industry: Private Industries for Mississippi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SMINRQGSP</text:p>
          </table:table-cell>
          <table:table-cell office:value-type="string" calcext:value-type="string">
            <text:p>Real Gross Domestic Product by Industry: Private Industries: Mining for Mississippi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SUTILRQGSP</text:p>
          </table:table-cell>
          <table:table-cell office:value-type="string" calcext:value-type="string">
            <text:p>Real Gross Domestic Product by Industry: Private Industries: Utilities for Mississippi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SINFORQGSP</text:p>
          </table:table-cell>
          <table:table-cell office:value-type="string" calcext:value-type="string">
            <text:p>Real Gross Domestic Product by Industry: Private Industries: Information for Mississippi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SRETAILRQGSP</text:p>
          </table:table-cell>
          <table:table-cell office:value-type="string" calcext:value-type="string">
            <text:p>Real Gross Domestic Product by Industry: Private Industries: Retail Trade for Mississippi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SWHOLERQGSP</text:p>
          </table:table-cell>
          <table:table-cell office:value-type="string" calcext:value-type="string">
            <text:p>Real Gross Domestic Product by Industry: Private Industries: Wholesale Trade for Mississippi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SNDURMANRQGSP</text:p>
          </table:table-cell>
          <table:table-cell office:value-type="string" calcext:value-type="string">
            <text:p>Real Gross Domestic Product by Industry: Private Industries: Nondurable Goods Manufacturing for Mississippi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STRANSWARERQGSP</text:p>
          </table:table-cell>
          <table:table-cell office:value-type="string" calcext:value-type="string">
            <text:p>Real Gross Domestic Product by Industry: Private Industries: Transportation and Warehousing for Mississippi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SDURMANRQGSP</text:p>
          </table:table-cell>
          <table:table-cell office:value-type="string" calcext:value-type="string">
            <text:p>Real Gross Domestic Product by Industry: Private Industries: Manufacturing: Durable Goods Manufacturing for Mississippi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S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ssissippi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S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ssissippi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S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ssissippi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S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ssissippi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S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ssissippi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S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ssissippi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SOTHSERVERQGSP</text:p>
          </table:table-cell>
          <table:table-cell office:value-type="string" calcext:value-type="string">
            <text:p>Real Gross Domestic Product by Industry: Private Industries: Other Services, Except Government for Mississippi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S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ssissippi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S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ssissippi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S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ssissippi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ORQGSP</text:p>
          </table:table-cell>
          <table:table-cell office:value-type="string" calcext:value-type="string">
            <text:p>Total Real Gross Domestic Product by Industry for Missouri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OAGRRQGSP</text:p>
          </table:table-cell>
          <table:table-cell office:value-type="string" calcext:value-type="string">
            <text:p>Real Gross Domestic Product by Industry: Private Industries: Agriculture, Forestry, Fishing, and Hunting for Missouri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O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issouri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ORETAILRQGSP</text:p>
          </table:table-cell>
          <table:table-cell office:value-type="string" calcext:value-type="string">
            <text:p>Real Gross Domestic Product by Industry: Private Industries: Retail Trade for Missouri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OCONSTRQGSP</text:p>
          </table:table-cell>
          <table:table-cell office:value-type="string" calcext:value-type="string">
            <text:p>Real Gross Domestic Product by Industry: Private Industries: Construction for Missouri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issouri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O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issouri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OGOVRQGSP</text:p>
          </table:table-cell>
          <table:table-cell office:value-type="string" calcext:value-type="string">
            <text:p>Real Gross Domestic Product by Industry: Government for Missouri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OINFORQGSP</text:p>
          </table:table-cell>
          <table:table-cell office:value-type="string" calcext:value-type="string">
            <text:p>Real Gross Domestic Product by Industry: Private Industries: Information for Missouri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OPIRQGSP</text:p>
          </table:table-cell>
          <table:table-cell office:value-type="string" calcext:value-type="string">
            <text:p>Real Gross Domestic Product by Industry: Private Industries for Missouri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OMINRQGSP</text:p>
          </table:table-cell>
          <table:table-cell office:value-type="string" calcext:value-type="string">
            <text:p>Real Gross Domestic Product by Industry: Private Industries: Mining for Missouri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OUTILRQGSP</text:p>
          </table:table-cell>
          <table:table-cell office:value-type="string" calcext:value-type="string">
            <text:p>Real Gross Domestic Product by Industry: Private Industries: Utilities for Missouri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OWHOLERQGSP</text:p>
          </table:table-cell>
          <table:table-cell office:value-type="string" calcext:value-type="string">
            <text:p>Real Gross Domestic Product by Industry: Private Industries: Wholesale Trade for Missouri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NDURMANRQGSP</text:p>
          </table:table-cell>
          <table:table-cell office:value-type="string" calcext:value-type="string">
            <text:p>Real Gross Domestic Product by Industry: Private Industries: Nondurable Goods Manufacturing for Missouri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OTRANSWARERQGSP</text:p>
          </table:table-cell>
          <table:table-cell office:value-type="string" calcext:value-type="string">
            <text:p>Real Gross Domestic Product by Industry: Private Industries: Transportation and Warehousing for Missouri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ODURMANRQGSP</text:p>
          </table:table-cell>
          <table:table-cell office:value-type="string" calcext:value-type="string">
            <text:p>Real Gross Domestic Product by Industry: Private Industries: Manufacturing: Durable Goods Manufacturing for Missouri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O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issouri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O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issouri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O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issouri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OMANRQGSP</text:p>
          </table:table-cell>
          <table:table-cell office:value-type="string" calcext:value-type="string">
            <text:p>Real Gross Domestic Product by Industry: Private Industries: Manufacturing for Missouri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OOTHSERVERQGSP</text:p>
          </table:table-cell>
          <table:table-cell office:value-type="string" calcext:value-type="string">
            <text:p>Real Gross Domestic Product by Industry: Private Industries: Other Services, Except Government for Missouri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O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issouri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O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issouri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O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issouri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TRQGSP</text:p>
          </table:table-cell>
          <table:table-cell office:value-type="string" calcext:value-type="string">
            <text:p>Total Real Gross Domestic Product by Industry for Monta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TAGRRQGSP</text:p>
          </table:table-cell>
          <table:table-cell office:value-type="string" calcext:value-type="string">
            <text:p>Real Gross Domestic Product by Industry: Private Industries: Agriculture, Forestry, Fishing, and Hunting for Monta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TCONSTRQGSP</text:p>
          </table:table-cell>
          <table:table-cell office:value-type="string" calcext:value-type="string">
            <text:p>Real Gross Domestic Product by Industry: Private Industries: Construction for Montana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TPIRQGSP</text:p>
          </table:table-cell>
          <table:table-cell office:value-type="string" calcext:value-type="string">
            <text:p>Real Gross Domestic Product by Industry: Private Industries for Montan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TUTILRQGSP</text:p>
          </table:table-cell>
          <table:table-cell office:value-type="string" calcext:value-type="string">
            <text:p>Real Gross Domestic Product by Industry: Private Industries: Utilities for Montana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TRETAILRQGSP</text:p>
          </table:table-cell>
          <table:table-cell office:value-type="string" calcext:value-type="string">
            <text:p>Real Gross Domestic Product by Industry: Private Industries: Retail Trade for Monta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TWHOLERQGSP</text:p>
          </table:table-cell>
          <table:table-cell office:value-type="string" calcext:value-type="string">
            <text:p>Real Gross Domestic Product by Industry: Private Industries: Wholesale Trade for Montana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TTRANSWARERQGSP</text:p>
          </table:table-cell>
          <table:table-cell office:value-type="string" calcext:value-type="string">
            <text:p>Real Gross Domestic Product by Industry: Private Industries: Transportation and Warehousing for Montana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Monta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Monta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Monta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TGOVRQGSP</text:p>
          </table:table-cell>
          <table:table-cell office:value-type="string" calcext:value-type="string">
            <text:p>Real Gross Domestic Product by Industry: Government for Montana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TMINRQGSP</text:p>
          </table:table-cell>
          <table:table-cell office:value-type="string" calcext:value-type="string">
            <text:p>Real Gross Domestic Product by Industry: Private Industries: Mining for Montana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TINFORQGSP</text:p>
          </table:table-cell>
          <table:table-cell office:value-type="string" calcext:value-type="string">
            <text:p>Real Gross Domestic Product by Industry: Private Industries: Information for Monta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TNDURMANRQGSP</text:p>
          </table:table-cell>
          <table:table-cell office:value-type="string" calcext:value-type="string">
            <text:p>Real Gross Domestic Product by Industry: Private Industries: Nondurable Goods Manufacturing for Monta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TDURMANRQGSP</text:p>
          </table:table-cell>
          <table:table-cell office:value-type="string" calcext:value-type="string">
            <text:p>Real Gross Domestic Product by Industry: Private Industries: Manufacturing: Durable Goods Manufacturing for Montana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Monta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Montana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TMANRQGSP</text:p>
          </table:table-cell>
          <table:table-cell office:value-type="string" calcext:value-type="string">
            <text:p>Real Gross Domestic Product by Industry: Private Industries: Manufacturing for Monta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TOTHSERVERQGSP</text:p>
          </table:table-cell>
          <table:table-cell office:value-type="string" calcext:value-type="string">
            <text:p>Real Gross Domestic Product by Industry: Private Industries: Other Services, Except Government for Monta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Montana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Montan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Montan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Montana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ERQGSP</text:p>
          </table:table-cell>
          <table:table-cell office:value-type="string" calcext:value-type="string">
            <text:p>Total Real Gross Domestic Product by Industry for Nebrask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EAGRRQGSP</text:p>
          </table:table-cell>
          <table:table-cell office:value-type="string" calcext:value-type="string">
            <text:p>Real Gross Domestic Product by Industry: Private Industries: Agriculture, Forestry, Fishing, and Hunting for Nebraska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ERETAILRQGSP</text:p>
          </table:table-cell>
          <table:table-cell office:value-type="string" calcext:value-type="string">
            <text:p>Real Gross Domestic Product by Industry: Private Industries: Retail Trade for Nebraska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ECONSTRQGSP</text:p>
          </table:table-cell>
          <table:table-cell office:value-type="string" calcext:value-type="string">
            <text:p>Real Gross Domestic Product by Industry: Private Industries: Construction for Nebraska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EGOVRQGSP</text:p>
          </table:table-cell>
          <table:table-cell office:value-type="string" calcext:value-type="string">
            <text:p>Real Gross Domestic Product by Industry: Government for Nebrask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NEPIRQGSP</text:p>
          </table:table-cell>
          <table:table-cell office:value-type="string" calcext:value-type="string">
            <text:p>Real Gross Domestic Product by Industry: Private Industries for Nebrask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EMINRQGSP</text:p>
          </table:table-cell>
          <table:table-cell office:value-type="string" calcext:value-type="string">
            <text:p>Real Gross Domestic Product by Industry: Private Industries: Mining for Nebrask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EUTILRQGSP</text:p>
          </table:table-cell>
          <table:table-cell office:value-type="string" calcext:value-type="string">
            <text:p>Real Gross Domestic Product by Industry: Private Industries: Utilities for Nebrask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EINFORQGSP</text:p>
          </table:table-cell>
          <table:table-cell office:value-type="string" calcext:value-type="string">
            <text:p>Real Gross Domestic Product by Industry: Private Industries: Information for Nebrask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EWHOLERQGSP</text:p>
          </table:table-cell>
          <table:table-cell office:value-type="string" calcext:value-type="string">
            <text:p>Real Gross Domestic Product by Industry: Private Industries: Wholesale Trade for Nebrask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ENDURMANRQGSP</text:p>
          </table:table-cell>
          <table:table-cell office:value-type="string" calcext:value-type="string">
            <text:p>Real Gross Domestic Product by Industry: Private Industries: Nondurable Goods Manufacturing for Nebrask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ETRANSWARERQGSP</text:p>
          </table:table-cell>
          <table:table-cell office:value-type="string" calcext:value-type="string">
            <text:p>Real Gross Domestic Product by Industry: Private Industries: Transportation and Warehousing for Nebrask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EDURMANRQGSP</text:p>
          </table:table-cell>
          <table:table-cell office:value-type="string" calcext:value-type="string">
            <text:p>Real Gross Domestic Product by Industry: Private Industries: Manufacturing: Durable Goods Manufacturing for Nebrask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E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brask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E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braska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E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brask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E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braska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E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brask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EOTHSERVERQGSP</text:p>
          </table:table-cell>
          <table:table-cell office:value-type="string" calcext:value-type="string">
            <text:p>Real Gross Domestic Product by Industry: Private Industries: Other Services, Except Government for Nebrask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NEMANRQGSP</text:p>
          </table:table-cell>
          <table:table-cell office:value-type="string" calcext:value-type="string">
            <text:p>Real Gross Domestic Product by Industry: Private Industries: Manufacturing for Nebraska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E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braska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E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brask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E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brask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NE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brask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VRQGSP</text:p>
          </table:table-cell>
          <table:table-cell office:value-type="string" calcext:value-type="string">
            <text:p>Total Real Gross Domestic Product by Industry for Nevad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VCONSTRQGSP</text:p>
          </table:table-cell>
          <table:table-cell office:value-type="string" calcext:value-type="string">
            <text:p>Real Gross Domestic Product by Industry: Private Industries: Construction for Nevada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NVPIRQGSP</text:p>
          </table:table-cell>
          <table:table-cell office:value-type="string" calcext:value-type="string">
            <text:p>Real Gross Domestic Product by Industry: Private Industries for Nevad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VAGRRQGSP</text:p>
          </table:table-cell>
          <table:table-cell office:value-type="string" calcext:value-type="string">
            <text:p>Real Gross Domestic Product by Industry: Private Industries: Agriculture, Forestry, Fishing, and Hunting for Nevada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VGOVRQGSP</text:p>
          </table:table-cell>
          <table:table-cell office:value-type="string" calcext:value-type="string">
            <text:p>Real Gross Domestic Product by Industry: Government for Nevada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VINFORQGSP</text:p>
          </table:table-cell>
          <table:table-cell office:value-type="string" calcext:value-type="string">
            <text:p>Real Gross Domestic Product by Industry: Private Industries: Information for Nevad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VNDURMANRQGSP</text:p>
          </table:table-cell>
          <table:table-cell office:value-type="string" calcext:value-type="string">
            <text:p>Real Gross Domestic Product by Industry: Private Industries: Nondurable Goods Manufacturing for Nevada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VDURMANRQGSP</text:p>
          </table:table-cell>
          <table:table-cell office:value-type="string" calcext:value-type="string">
            <text:p>Real Gross Domestic Product by Industry: Private Industries: Manufacturing: Durable Goods Manufacturing for Nevad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V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vad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V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vad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VRETAILRQGSP</text:p>
          </table:table-cell>
          <table:table-cell office:value-type="string" calcext:value-type="string">
            <text:p>Real Gross Domestic Product by Industry: Private Industries: Retail Trade for Nevad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VMINRQGSP</text:p>
          </table:table-cell>
          <table:table-cell office:value-type="string" calcext:value-type="string">
            <text:p>Real Gross Domestic Product by Industry: Private Industries: Mining for Nevad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NVUTILRQGSP</text:p>
          </table:table-cell>
          <table:table-cell office:value-type="string" calcext:value-type="string">
            <text:p>Real Gross Domestic Product by Industry: Private Industries: Utilities for Nevad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NVMANRQGSP</text:p>
          </table:table-cell>
          <table:table-cell office:value-type="string" calcext:value-type="string">
            <text:p>Real Gross Domestic Product by Industry: Private Industries: Manufacturing for Nevad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VWHOLERQGSP</text:p>
          </table:table-cell>
          <table:table-cell office:value-type="string" calcext:value-type="string">
            <text:p>Real Gross Domestic Product by Industry: Private Industries: Wholesale Trade for Nevad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VTRANSWARERQGSP</text:p>
          </table:table-cell>
          <table:table-cell office:value-type="string" calcext:value-type="string">
            <text:p>Real Gross Domestic Product by Industry: Private Industries: Transportation and Warehousing for Nevad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VOTHSERVERQGSP</text:p>
          </table:table-cell>
          <table:table-cell office:value-type="string" calcext:value-type="string">
            <text:p>Real Gross Domestic Product by Industry: Private Industries: Other Services, Except Government for Nevad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V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vad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V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vad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V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vad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V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vada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V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vada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NV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vada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NV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vada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HAGRRQGSP</text:p>
          </table:table-cell>
          <table:table-cell office:value-type="string" calcext:value-type="string">
            <text:p>Real Gross Domestic Product by Industry: Private Industries: Agriculture, Forestry, Fishing, and Hunting for New Hampshir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HRQGSP</text:p>
          </table:table-cell>
          <table:table-cell office:value-type="string" calcext:value-type="string">
            <text:p>Total Real Gross Domestic Product by Industry for New Hampshir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H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Hampshir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HCONSTRQGSP</text:p>
          </table:table-cell>
          <table:table-cell office:value-type="string" calcext:value-type="string">
            <text:p>Real Gross Domestic Product by Industry: Private Industries: Construction for New Hampshir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HGOVRQGSP</text:p>
          </table:table-cell>
          <table:table-cell office:value-type="string" calcext:value-type="string">
            <text:p>Real Gross Domestic Product by Industry: Government for New Hampshir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HPIRQGSP</text:p>
          </table:table-cell>
          <table:table-cell office:value-type="string" calcext:value-type="string">
            <text:p>Real Gross Domestic Product by Industry: Private Industries for New Hampshir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HMINRQGSP</text:p>
          </table:table-cell>
          <table:table-cell office:value-type="string" calcext:value-type="string">
            <text:p>Real Gross Domestic Product by Industry: Private Industries: Mining for New Hampshir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NHUTILRQGSP</text:p>
          </table:table-cell>
          <table:table-cell office:value-type="string" calcext:value-type="string">
            <text:p>Real Gross Domestic Product by Industry: Private Industries: Utilities for New Hampshir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NHINFORQGSP</text:p>
          </table:table-cell>
          <table:table-cell office:value-type="string" calcext:value-type="string">
            <text:p>Real Gross Domestic Product by Industry: Private Industries: Information for New Hampshir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HRETAILRQGSP</text:p>
          </table:table-cell>
          <table:table-cell office:value-type="string" calcext:value-type="string">
            <text:p>Real Gross Domestic Product by Industry: Private Industries: Retail Trade for New Hampshir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NHMANRQGSP</text:p>
          </table:table-cell>
          <table:table-cell office:value-type="string" calcext:value-type="string">
            <text:p>Real Gross Domestic Product by Industry: Private Industries: Manufacturing for New Hampshir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HWHOLERQGSP</text:p>
          </table:table-cell>
          <table:table-cell office:value-type="string" calcext:value-type="string">
            <text:p>Real Gross Domestic Product by Industry: Private Industries: Wholesale Trade for New Hampshir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HNDURMANRQGSP</text:p>
          </table:table-cell>
          <table:table-cell office:value-type="string" calcext:value-type="string">
            <text:p>Real Gross Domestic Product by Industry: Private Industries: Nondurable Goods Manufacturing for New Hampshir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HTRANSWARERQGSP</text:p>
          </table:table-cell>
          <table:table-cell office:value-type="string" calcext:value-type="string">
            <text:p>Real Gross Domestic Product by Industry: Private Industries: Transportation and Warehousing for New Hampshir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HOTHSERVERQGSP</text:p>
          </table:table-cell>
          <table:table-cell office:value-type="string" calcext:value-type="string">
            <text:p>Real Gross Domestic Product by Industry: Private Industries: Other Services, Except Government for New Hampshir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HDURMANRQGSP</text:p>
          </table:table-cell>
          <table:table-cell office:value-type="string" calcext:value-type="string">
            <text:p>Real Gross Domestic Product by Industry: Private Industries: Manufacturing: Durable Goods Manufacturing for New Hampshir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H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Hampshir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NH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Hampshir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NH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Hampshir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H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Hampshir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NH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Hampshir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H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Hampshir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H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Hampshir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NH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Hampshir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JRQGSP</text:p>
          </table:table-cell>
          <table:table-cell office:value-type="string" calcext:value-type="string">
            <text:p>Total Real Gross Domestic Product by Industry for New Jersey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J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Jersey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NJDURMANRQGSP</text:p>
          </table:table-cell>
          <table:table-cell office:value-type="string" calcext:value-type="string">
            <text:p>Real Gross Domestic Product by Industry: Private Industries: Manufacturing: Durable Goods Manufacturing for New Jersey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JRETAILRQGSP</text:p>
          </table:table-cell>
          <table:table-cell office:value-type="string" calcext:value-type="string">
            <text:p>Real Gross Domestic Product by Industry: Private Industries: Retail Trade for New Jersey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JAGRRQGSP</text:p>
          </table:table-cell>
          <table:table-cell office:value-type="string" calcext:value-type="string">
            <text:p>Real Gross Domestic Product by Industry: Private Industries: Agriculture, Forestry, Fishing, and Hunting for New Jersey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JCONSTRQGSP</text:p>
          </table:table-cell>
          <table:table-cell office:value-type="string" calcext:value-type="string">
            <text:p>Real Gross Domestic Product by Industry: Private Industries: Construction for New Jersey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JPIRQGSP</text:p>
          </table:table-cell>
          <table:table-cell office:value-type="string" calcext:value-type="string">
            <text:p>Real Gross Domestic Product by Industry: Private Industries for New Jersey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JMINRQGSP</text:p>
          </table:table-cell>
          <table:table-cell office:value-type="string" calcext:value-type="string">
            <text:p>Real Gross Domestic Product by Industry: Private Industries: Mining for New Jersey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JUTILRQGSP</text:p>
          </table:table-cell>
          <table:table-cell office:value-type="string" calcext:value-type="string">
            <text:p>Real Gross Domestic Product by Industry: Private Industries: Utilities for New Jersey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JWHOLERQGSP</text:p>
          </table:table-cell>
          <table:table-cell office:value-type="string" calcext:value-type="string">
            <text:p>Real Gross Domestic Product by Industry: Private Industries: Wholesale Trade for New Jersey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NJNDURMANRQGSP</text:p>
          </table:table-cell>
          <table:table-cell office:value-type="string" calcext:value-type="string">
            <text:p>Real Gross Domestic Product by Industry: Private Industries: Nondurable Goods Manufacturing for New Jersey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JTRANSWARERQGSP</text:p>
          </table:table-cell>
          <table:table-cell office:value-type="string" calcext:value-type="string">
            <text:p>Real Gross Domestic Product by Industry: Private Industries: Transportation and Warehousing for New Jerse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J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Jersey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J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Jersey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J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Jersey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JGOVRQGSP</text:p>
          </table:table-cell>
          <table:table-cell office:value-type="string" calcext:value-type="string">
            <text:p>Real Gross Domestic Product by Industry: Government for New Jersey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JINFORQGSP</text:p>
          </table:table-cell>
          <table:table-cell office:value-type="string" calcext:value-type="string">
            <text:p>Real Gross Domestic Product by Industry: Private Industries: Information for New Jersey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JMANRQGSP</text:p>
          </table:table-cell>
          <table:table-cell office:value-type="string" calcext:value-type="string">
            <text:p>Real Gross Domestic Product by Industry: Private Industries: Manufacturing for New Jersey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JOTHSERVERQGSP</text:p>
          </table:table-cell>
          <table:table-cell office:value-type="string" calcext:value-type="string">
            <text:p>Real Gross Domestic Product by Industry: Private Industries: Other Services, Except Government for New Jersey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J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Jersey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J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Jersey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NJ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Jersey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J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Jersey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J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Jersey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MMINRQGSP</text:p>
          </table:table-cell>
          <table:table-cell office:value-type="string" calcext:value-type="string">
            <text:p>Real Gross Domestic Product by Industry: Private Industries: Mining for New Mexic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M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Mexic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MPIRQGSP</text:p>
          </table:table-cell>
          <table:table-cell office:value-type="string" calcext:value-type="string">
            <text:p>Real Gross Domestic Product by Industry: Private Industries for New Mexic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NMCONSTRQGSP</text:p>
          </table:table-cell>
          <table:table-cell office:value-type="string" calcext:value-type="string">
            <text:p>Real Gross Domestic Product by Industry: Private Industries: Construction for New Mexic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MGOVRQGSP</text:p>
          </table:table-cell>
          <table:table-cell office:value-type="string" calcext:value-type="string">
            <text:p>Real Gross Domestic Product by Industry: Government for New Mexic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MDURMANRQGSP</text:p>
          </table:table-cell>
          <table:table-cell office:value-type="string" calcext:value-type="string">
            <text:p>Real Gross Domestic Product by Industry: Private Industries: Manufacturing: Durable Goods Manufacturing for New Mexic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NMRQGSP</text:p>
          </table:table-cell>
          <table:table-cell office:value-type="string" calcext:value-type="string">
            <text:p>Total Real Gross Domestic Product by Industry for New Mexico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MOTHSERVERQGSP</text:p>
          </table:table-cell>
          <table:table-cell office:value-type="string" calcext:value-type="string">
            <text:p>Real Gross Domestic Product by Industry: Private Industries: Other Services, Except Government for New Mexic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MAGRRQGSP</text:p>
          </table:table-cell>
          <table:table-cell office:value-type="string" calcext:value-type="string">
            <text:p>Real Gross Domestic Product by Industry: Private Industries: Agriculture, Forestry, Fishing, and Hunting for New Mexic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MUTILRQGSP</text:p>
          </table:table-cell>
          <table:table-cell office:value-type="string" calcext:value-type="string">
            <text:p>Real Gross Domestic Product by Industry: Private Industries: Utilities for New Mexico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NMINFORQGSP</text:p>
          </table:table-cell>
          <table:table-cell office:value-type="string" calcext:value-type="string">
            <text:p>Real Gross Domestic Product by Industry: Private Industries: Information for New Mexico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MRETAILRQGSP</text:p>
          </table:table-cell>
          <table:table-cell office:value-type="string" calcext:value-type="string">
            <text:p>Real Gross Domestic Product by Industry: Private Industries: Retail Trade for New Mexico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NMWHOLERQGSP</text:p>
          </table:table-cell>
          <table:table-cell office:value-type="string" calcext:value-type="string">
            <text:p>Real Gross Domestic Product by Industry: Private Industries: Wholesale Trade for New Mexic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NMNDURMANRQGSP</text:p>
          </table:table-cell>
          <table:table-cell office:value-type="string" calcext:value-type="string">
            <text:p>Real Gross Domestic Product by Industry: Private Industries: Nondurable Goods Manufacturing for New Mexico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MTRANSWARERQGSP</text:p>
          </table:table-cell>
          <table:table-cell office:value-type="string" calcext:value-type="string">
            <text:p>Real Gross Domestic Product by Industry: Private Industries: Transportation and Warehousing for New Mexico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M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Mexic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M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Mexico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M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Mexico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M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Mexico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MMANRQGSP</text:p>
          </table:table-cell>
          <table:table-cell office:value-type="string" calcext:value-type="string">
            <text:p>Real Gross Domestic Product by Industry: Private Industries: Manufacturing for New Mexico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NM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Mexico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M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Mexico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M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Mexico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M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Mexic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YRQGSP</text:p>
          </table:table-cell>
          <table:table-cell office:value-type="string" calcext:value-type="string">
            <text:p>Total Real Gross Domestic Product by Industry for New York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YRETAILRQGSP</text:p>
          </table:table-cell>
          <table:table-cell office:value-type="string" calcext:value-type="string">
            <text:p>Real Gross Domestic Product by Industry: Private Industries: Retail Trade for New York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YGOVRQGSP</text:p>
          </table:table-cell>
          <table:table-cell office:value-type="string" calcext:value-type="string">
            <text:p>Real Gross Domestic Product by Industry: Government for New York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Y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ew York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Y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ew York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YMANRQGSP</text:p>
          </table:table-cell>
          <table:table-cell office:value-type="string" calcext:value-type="string">
            <text:p>Real Gross Domestic Product by Industry: Private Industries: Manufacturing for New York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YCONSTRQGSP</text:p>
          </table:table-cell>
          <table:table-cell office:value-type="string" calcext:value-type="string">
            <text:p>Real Gross Domestic Product by Industry: Private Industries: Construction for New York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YAGRRQGSP</text:p>
          </table:table-cell>
          <table:table-cell office:value-type="string" calcext:value-type="string">
            <text:p>Real Gross Domestic Product by Industry: Private Industries: Agriculture, Forestry, Fishing, and Hunting for New York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NYDURMANRQGSP</text:p>
          </table:table-cell>
          <table:table-cell office:value-type="string" calcext:value-type="string">
            <text:p>Real Gross Domestic Product by Industry: Private Industries: Manufacturing: Durable Goods Manufacturing for New York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YPIRQGSP</text:p>
          </table:table-cell>
          <table:table-cell office:value-type="string" calcext:value-type="string">
            <text:p>Real Gross Domestic Product by Industry: Private Industries for New York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NYMINRQGSP</text:p>
          </table:table-cell>
          <table:table-cell office:value-type="string" calcext:value-type="string">
            <text:p>Real Gross Domestic Product by Industry: Private Industries: Mining for New York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NYUTILRQGSP</text:p>
          </table:table-cell>
          <table:table-cell office:value-type="string" calcext:value-type="string">
            <text:p>Real Gross Domestic Product by Industry: Private Industries: Utilities for New York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NYINFORQGSP</text:p>
          </table:table-cell>
          <table:table-cell office:value-type="string" calcext:value-type="string">
            <text:p>Real Gross Domestic Product by Industry: Private Industries: Information for New York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YWHOLERQGSP</text:p>
          </table:table-cell>
          <table:table-cell office:value-type="string" calcext:value-type="string">
            <text:p>Real Gross Domestic Product by Industry: Private Industries: Wholesale Trade for New York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YNDURMANRQGSP</text:p>
          </table:table-cell>
          <table:table-cell office:value-type="string" calcext:value-type="string">
            <text:p>Real Gross Domestic Product by Industry: Private Industries: Nondurable Goods Manufacturing for New York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YTRANSWARERQGSP</text:p>
          </table:table-cell>
          <table:table-cell office:value-type="string" calcext:value-type="string">
            <text:p>Real Gross Domestic Product by Industry: Private Industries: Transportation and Warehousing for New York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NYOTHSERVERQGSP</text:p>
          </table:table-cell>
          <table:table-cell office:value-type="string" calcext:value-type="string">
            <text:p>Real Gross Domestic Product by Industry: Private Industries: Other Services, Except Government for New York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Y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ew York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Y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ew York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NY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ew York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NY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ew York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Y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ew York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Y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ew York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Y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ew York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NCRQGSP</text:p>
          </table:table-cell>
          <table:table-cell office:value-type="string" calcext:value-type="string">
            <text:p>Total Real Gross Domestic Product by Industry for North Caroli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NCAGRRQGSP</text:p>
          </table:table-cell>
          <table:table-cell office:value-type="string" calcext:value-type="string">
            <text:p>Real Gross Domestic Product by Industry: Private Industries: Agriculture, Forestry, Fishing, and Hunting for North Carolina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C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orth Caroli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CRETAILRQGSP</text:p>
          </table:table-cell>
          <table:table-cell office:value-type="string" calcext:value-type="string">
            <text:p>Real Gross Domestic Product by Industry: Private Industries: Retail Trade for North Caroli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NC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orth Carolina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CMANRQGSP</text:p>
          </table:table-cell>
          <table:table-cell office:value-type="string" calcext:value-type="string">
            <text:p>Real Gross Domestic Product by Industry: Private Industries: Manufacturing for North Carolina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CGOVRQGSP</text:p>
          </table:table-cell>
          <table:table-cell office:value-type="string" calcext:value-type="string">
            <text:p>Real Gross Domestic Product by Industry: Government for North Caroli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NCCONSTRQGSP</text:p>
          </table:table-cell>
          <table:table-cell office:value-type="string" calcext:value-type="string">
            <text:p>Real Gross Domestic Product by Industry: Private Industries: Construction for North Caroli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CPIRQGSP</text:p>
          </table:table-cell>
          <table:table-cell office:value-type="string" calcext:value-type="string">
            <text:p>Real Gross Domestic Product by Industry: Private Industries for North Carolina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CMINRQGSP</text:p>
          </table:table-cell>
          <table:table-cell office:value-type="string" calcext:value-type="string">
            <text:p>Real Gross Domestic Product by Industry: Private Industries: Mining for North Caroli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NCUTILRQGSP</text:p>
          </table:table-cell>
          <table:table-cell office:value-type="string" calcext:value-type="string">
            <text:p>Real Gross Domestic Product by Industry: Private Industries: Utilities for North Carolina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CINFORQGSP</text:p>
          </table:table-cell>
          <table:table-cell office:value-type="string" calcext:value-type="string">
            <text:p>Real Gross Domestic Product by Industry: Private Industries: Information for North Caroli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CWHOLERQGSP</text:p>
          </table:table-cell>
          <table:table-cell office:value-type="string" calcext:value-type="string">
            <text:p>Real Gross Domestic Product by Industry: Private Industries: Wholesale Trade for North Carolina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CNDURMANRQGSP</text:p>
          </table:table-cell>
          <table:table-cell office:value-type="string" calcext:value-type="string">
            <text:p>Real Gross Domestic Product by Industry: Private Industries: Nondurable Goods Manufacturing for North Caroli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CTRANSWARERQGSP</text:p>
          </table:table-cell>
          <table:table-cell office:value-type="string" calcext:value-type="string">
            <text:p>Real Gross Domestic Product by Industry: Private Industries: Transportation and Warehousing for North Caroli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CDURMANRQGSP</text:p>
          </table:table-cell>
          <table:table-cell office:value-type="string" calcext:value-type="string">
            <text:p>Real Gross Domestic Product by Industry: Private Industries: Manufacturing: Durable Goods Manufacturing for North Caroli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C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orth Carolina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C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orth Carolina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C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orth Carolina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COTHSERVERQGSP</text:p>
          </table:table-cell>
          <table:table-cell office:value-type="string" calcext:value-type="string">
            <text:p>Real Gross Domestic Product by Industry: Private Industries: Other Services, Except Government for North Carolina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C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orth Carolina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C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orth Carolina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C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orth Carolina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C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orth Caroli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DRQGSP</text:p>
          </table:table-cell>
          <table:table-cell office:value-type="string" calcext:value-type="string">
            <text:p>Total Real Gross Domestic Product by Industry for North Dakot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DMANRQGSP</text:p>
          </table:table-cell>
          <table:table-cell office:value-type="string" calcext:value-type="string">
            <text:p>Real Gross Domestic Product by Industry: Private Industries: Manufacturing for North Dakot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DAGRRQGSP</text:p>
          </table:table-cell>
          <table:table-cell office:value-type="string" calcext:value-type="string">
            <text:p>Real Gross Domestic Product by Industry: Private Industries: Agriculture, Forestry, Fishing, and Hunting for North Dakot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DCONSTRQGSP</text:p>
          </table:table-cell>
          <table:table-cell office:value-type="string" calcext:value-type="string">
            <text:p>Real Gross Domestic Product by Industry: Private Industries: Construction for North Dakota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DWHOLERQGSP</text:p>
          </table:table-cell>
          <table:table-cell office:value-type="string" calcext:value-type="string">
            <text:p>Real Gross Domestic Product by Industry: Private Industries: Wholesale Trade for North Dakot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DGOVRQGSP</text:p>
          </table:table-cell>
          <table:table-cell office:value-type="string" calcext:value-type="string">
            <text:p>Real Gross Domestic Product by Industry: Government for North Dakota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DPIRQGSP</text:p>
          </table:table-cell>
          <table:table-cell office:value-type="string" calcext:value-type="string">
            <text:p>Real Gross Domestic Product by Industry: Private Industries for North Dakot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DMINRQGSP</text:p>
          </table:table-cell>
          <table:table-cell office:value-type="string" calcext:value-type="string">
            <text:p>Real Gross Domestic Product by Industry: Private Industries: Mining for North Dakot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DUTILRQGSP</text:p>
          </table:table-cell>
          <table:table-cell office:value-type="string" calcext:value-type="string">
            <text:p>Real Gross Domestic Product by Industry: Private Industries: Utilities for North Dakot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DINFORQGSP</text:p>
          </table:table-cell>
          <table:table-cell office:value-type="string" calcext:value-type="string">
            <text:p>Real Gross Domestic Product by Industry: Private Industries: Information for North Dakot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DRETAILRQGSP</text:p>
          </table:table-cell>
          <table:table-cell office:value-type="string" calcext:value-type="string">
            <text:p>Real Gross Domestic Product by Industry: Private Industries: Retail Trade for North Dakot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DNDURMANRQGSP</text:p>
          </table:table-cell>
          <table:table-cell office:value-type="string" calcext:value-type="string">
            <text:p>Real Gross Domestic Product by Industry: Private Industries: Nondurable Goods Manufacturing for North Dakot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DTRANSWARERQGSP</text:p>
          </table:table-cell>
          <table:table-cell office:value-type="string" calcext:value-type="string">
            <text:p>Real Gross Domestic Product by Industry: Private Industries: Transportation and Warehousing for North Dakota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DDURMANRQGSP</text:p>
          </table:table-cell>
          <table:table-cell office:value-type="string" calcext:value-type="string">
            <text:p>Real Gross Domestic Product by Industry: Private Industries: Manufacturing: Durable Goods Manufacturing for North Dakot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North Dakota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North Dakota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North Dakota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North Dakot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North Dakota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NDOTHSERVERQGSP</text:p>
          </table:table-cell>
          <table:table-cell office:value-type="string" calcext:value-type="string">
            <text:p>Real Gross Domestic Product by Industry: Private Industries: Other Services, Except Government for North Dakota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North Dakota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North Dakot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North Dakota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North Dakota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HRQGSP</text:p>
          </table:table-cell>
          <table:table-cell office:value-type="string" calcext:value-type="string">
            <text:p>Total Real Gross Domestic Product by Industry for Ohi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HGOVRQGSP</text:p>
          </table:table-cell>
          <table:table-cell office:value-type="string" calcext:value-type="string">
            <text:p>Real Gross Domestic Product by Industry: Government for Ohio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OHMINRQGSP</text:p>
          </table:table-cell>
          <table:table-cell office:value-type="string" calcext:value-type="string">
            <text:p>Real Gross Domestic Product by Industry: Private Industries: Mining for Ohio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OHINFORQGSP</text:p>
          </table:table-cell>
          <table:table-cell office:value-type="string" calcext:value-type="string">
            <text:p>Real Gross Domestic Product by Industry: Private Industries: Information for Ohio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H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Ohio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OHMANRQGSP</text:p>
          </table:table-cell>
          <table:table-cell office:value-type="string" calcext:value-type="string">
            <text:p>Real Gross Domestic Product by Industry: Private Industries: Manufacturing for Ohio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OHCONSTRQGSP</text:p>
          </table:table-cell>
          <table:table-cell office:value-type="string" calcext:value-type="string">
            <text:p>Real Gross Domestic Product by Industry: Private Industries: Construction for Ohio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OHAGRRQGSP</text:p>
          </table:table-cell>
          <table:table-cell office:value-type="string" calcext:value-type="string">
            <text:p>Real Gross Domestic Product by Industry: Private Industries: Agriculture, Forestry, Fishing, and Hunting for Ohio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OHPIRQGSP</text:p>
          </table:table-cell>
          <table:table-cell office:value-type="string" calcext:value-type="string">
            <text:p>Real Gross Domestic Product by Industry: Private Industries for Ohi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HUTILRQGSP</text:p>
          </table:table-cell>
          <table:table-cell office:value-type="string" calcext:value-type="string">
            <text:p>Real Gross Domestic Product by Industry: Private Industries: Utilities for Ohio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OHRETAILRQGSP</text:p>
          </table:table-cell>
          <table:table-cell office:value-type="string" calcext:value-type="string">
            <text:p>Real Gross Domestic Product by Industry: Private Industries: Retail Trade for Ohio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OHWHOLERQGSP</text:p>
          </table:table-cell>
          <table:table-cell office:value-type="string" calcext:value-type="string">
            <text:p>Real Gross Domestic Product by Industry: Private Industries: Wholesale Trade for Ohio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OHNDURMANRQGSP</text:p>
          </table:table-cell>
          <table:table-cell office:value-type="string" calcext:value-type="string">
            <text:p>Real Gross Domestic Product by Industry: Private Industries: Nondurable Goods Manufacturing for Ohio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OHTRANSWARERQGSP</text:p>
          </table:table-cell>
          <table:table-cell office:value-type="string" calcext:value-type="string">
            <text:p>Real Gross Domestic Product by Industry: Private Industries: Transportation and Warehousing for Ohi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OHDURMANRQGSP</text:p>
          </table:table-cell>
          <table:table-cell office:value-type="string" calcext:value-type="string">
            <text:p>Real Gross Domestic Product by Industry: Private Industries: Manufacturing: Durable Goods Manufacturing for Ohio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OH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Ohio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OH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Ohi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OH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Ohio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OH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Ohio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OH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Ohi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HOTHSERVERQGSP</text:p>
          </table:table-cell>
          <table:table-cell office:value-type="string" calcext:value-type="string">
            <text:p>Real Gross Domestic Product by Industry: Private Industries: Other Services, Except Government for Ohio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OH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Ohio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OH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Ohio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OH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Ohio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OKRQGSP</text:p>
          </table:table-cell>
          <table:table-cell office:value-type="string" calcext:value-type="string">
            <text:p>Total Real Gross Domestic Product by Industry for Oklahom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OKMANRQGSP</text:p>
          </table:table-cell>
          <table:table-cell office:value-type="string" calcext:value-type="string">
            <text:p>Real Gross Domestic Product by Industry: Private Industries: Manufacturing for Oklahom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KCONSTRQGSP</text:p>
          </table:table-cell>
          <table:table-cell office:value-type="string" calcext:value-type="string">
            <text:p>Real Gross Domestic Product by Industry: Private Industries: Construction for Oklahom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OKAGRRQGSP</text:p>
          </table:table-cell>
          <table:table-cell office:value-type="string" calcext:value-type="string">
            <text:p>Real Gross Domestic Product by Industry: Private Industries: Agriculture, Forestry, Fishing, and Hunting for Oklahoma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KGOVRQGSP</text:p>
          </table:table-cell>
          <table:table-cell office:value-type="string" calcext:value-type="string">
            <text:p>Real Gross Domestic Product by Industry: Government for Oklahoma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OKINFORQGSP</text:p>
          </table:table-cell>
          <table:table-cell office:value-type="string" calcext:value-type="string">
            <text:p>Real Gross Domestic Product by Industry: Private Industries: Information for Oklahom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OKDURMANRQGSP</text:p>
          </table:table-cell>
          <table:table-cell office:value-type="string" calcext:value-type="string">
            <text:p>Real Gross Domestic Product by Industry: Private Industries: Manufacturing: Durable Goods Manufacturing for Oklahoma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OK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Oklahoma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OKRETAILRQGSP</text:p>
          </table:table-cell>
          <table:table-cell office:value-type="string" calcext:value-type="string">
            <text:p>Real Gross Domestic Product by Industry: Private Industries: Retail Trade for Oklahom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OK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Oklahoma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OKPIRQGSP</text:p>
          </table:table-cell>
          <table:table-cell office:value-type="string" calcext:value-type="string">
            <text:p>Real Gross Domestic Product by Industry: Private Industries for Oklahoma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KMINRQGSP</text:p>
          </table:table-cell>
          <table:table-cell office:value-type="string" calcext:value-type="string">
            <text:p>Real Gross Domestic Product by Industry: Private Industries: Mining for Oklahoma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OKUTILRQGSP</text:p>
          </table:table-cell>
          <table:table-cell office:value-type="string" calcext:value-type="string">
            <text:p>Real Gross Domestic Product by Industry: Private Industries: Utilities for Oklahoma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OKWHOLERQGSP</text:p>
          </table:table-cell>
          <table:table-cell office:value-type="string" calcext:value-type="string">
            <text:p>Real Gross Domestic Product by Industry: Private Industries: Wholesale Trade for Oklahoma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OKNDURMANRQGSP</text:p>
          </table:table-cell>
          <table:table-cell office:value-type="string" calcext:value-type="string">
            <text:p>Real Gross Domestic Product by Industry: Private Industries: Nondurable Goods Manufacturing for Oklahoma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OKTRANSWARERQGSP</text:p>
          </table:table-cell>
          <table:table-cell office:value-type="string" calcext:value-type="string">
            <text:p>Real Gross Domestic Product by Industry: Private Industries: Transportation and Warehousing for Oklahom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OKOTHSERVERQGSP</text:p>
          </table:table-cell>
          <table:table-cell office:value-type="string" calcext:value-type="string">
            <text:p>Real Gross Domestic Product by Industry: Private Industries: Other Services, Except Government for Oklahoma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OK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Oklahoma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OK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Oklahom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OK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Oklahoma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OK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Oklahom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K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Oklahom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OK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Oklahoma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OK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Oklahoma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ORRQGSP</text:p>
          </table:table-cell>
          <table:table-cell office:value-type="string" calcext:value-type="string">
            <text:p>Total Real Gross Domestic Product by Industry for Oregon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ORAGRRQGSP</text:p>
          </table:table-cell>
          <table:table-cell office:value-type="string" calcext:value-type="string">
            <text:p>Real Gross Domestic Product by Industry: Private Industries: Agriculture, Forestry, Fishing, and Hunting for Oregon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ORCONSTRQGSP</text:p>
          </table:table-cell>
          <table:table-cell office:value-type="string" calcext:value-type="string">
            <text:p>Real Gross Domestic Product by Industry: Private Industries: Construction for Oregon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RTRANSWARERQGSP</text:p>
          </table:table-cell>
          <table:table-cell office:value-type="string" calcext:value-type="string">
            <text:p>Real Gross Domestic Product by Industry: Private Industries: Transportation and Warehousing for Oregon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ORMANRQGSP</text:p>
          </table:table-cell>
          <table:table-cell office:value-type="string" calcext:value-type="string">
            <text:p>Real Gross Domestic Product by Industry: Private Industries: Manufacturing for Oregon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OR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Oregon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ORPIRQGSP</text:p>
          </table:table-cell>
          <table:table-cell office:value-type="string" calcext:value-type="string">
            <text:p>Real Gross Domestic Product by Industry: Private Industries for Oregon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OR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Orego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OR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Orego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ORGOVRQGSP</text:p>
          </table:table-cell>
          <table:table-cell office:value-type="string" calcext:value-type="string">
            <text:p>Real Gross Domestic Product by Industry: Government for Orego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ORMINRQGSP</text:p>
          </table:table-cell>
          <table:table-cell office:value-type="string" calcext:value-type="string">
            <text:p>Real Gross Domestic Product by Industry: Private Industries: Mining for Oregon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ORUTILRQGSP</text:p>
          </table:table-cell>
          <table:table-cell office:value-type="string" calcext:value-type="string">
            <text:p>Real Gross Domestic Product by Industry: Private Industries: Utilities for Orego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ORINFORQGSP</text:p>
          </table:table-cell>
          <table:table-cell office:value-type="string" calcext:value-type="string">
            <text:p>Real Gross Domestic Product by Industry: Private Industries: Information for Oregon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ORRETAILRQGSP</text:p>
          </table:table-cell>
          <table:table-cell office:value-type="string" calcext:value-type="string">
            <text:p>Real Gross Domestic Product by Industry: Private Industries: Retail Trade for Orego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ORWHOLERQGSP</text:p>
          </table:table-cell>
          <table:table-cell office:value-type="string" calcext:value-type="string">
            <text:p>Real Gross Domestic Product by Industry: Private Industries: Wholesale Trade for Oregon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ORNDURMANRQGSP</text:p>
          </table:table-cell>
          <table:table-cell office:value-type="string" calcext:value-type="string">
            <text:p>Real Gross Domestic Product by Industry: Private Industries: Nondurable Goods Manufacturing for Orego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OROTHSERVERQGSP</text:p>
          </table:table-cell>
          <table:table-cell office:value-type="string" calcext:value-type="string">
            <text:p>Real Gross Domestic Product by Industry: Private Industries: Other Services, Except Government for Orego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ORDURMANRQGSP</text:p>
          </table:table-cell>
          <table:table-cell office:value-type="string" calcext:value-type="string">
            <text:p>Real Gross Domestic Product by Industry: Private Industries: Manufacturing: Durable Goods Manufacturing for Oregon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OR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Orego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OR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Oregon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OR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Oregon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R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Orego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OR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Oregon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OR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Oregon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PARQGSP</text:p>
          </table:table-cell>
          <table:table-cell office:value-type="string" calcext:value-type="string">
            <text:p>Total Real Gross Domestic Product by Industry for Pennsylvani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MANRQGSP</text:p>
          </table:table-cell>
          <table:table-cell office:value-type="string" calcext:value-type="string">
            <text:p>Real Gross Domestic Product by Industry: Private Industries: Manufacturing for Pennsylvania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AGRRQGSP</text:p>
          </table:table-cell>
          <table:table-cell office:value-type="string" calcext:value-type="string">
            <text:p>Real Gross Domestic Product by Industry: Private Industries: Agriculture, Forestry, Fishing, and Hunting for Pennsylvania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ACONSTRQGSP</text:p>
          </table:table-cell>
          <table:table-cell office:value-type="string" calcext:value-type="string">
            <text:p>Real Gross Domestic Product by Industry: Private Industries: Construction for Pennsylvania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APIRQGSP</text:p>
          </table:table-cell>
          <table:table-cell office:value-type="string" calcext:value-type="string">
            <text:p>Real Gross Domestic Product by Industry: Private Industries for Pennsylvania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AUTILRQGSP</text:p>
          </table:table-cell>
          <table:table-cell office:value-type="string" calcext:value-type="string">
            <text:p>Real Gross Domestic Product by Industry: Private Industries: Utilities for Pennsylvani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PARETAILRQGSP</text:p>
          </table:table-cell>
          <table:table-cell office:value-type="string" calcext:value-type="string">
            <text:p>Real Gross Domestic Product by Industry: Private Industries: Retail Trade for Pennsylvani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PAWHOLERQGSP</text:p>
          </table:table-cell>
          <table:table-cell office:value-type="string" calcext:value-type="string">
            <text:p>Real Gross Domestic Product by Industry: Private Industries: Wholesale Trade for Pennsylvania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PATRANSWARERQGSP</text:p>
          </table:table-cell>
          <table:table-cell office:value-type="string" calcext:value-type="string">
            <text:p>Real Gross Domestic Product by Industry: Private Industries: Transportation and Warehousing for Pennsylvania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P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Pennsylvania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PAGOVRQGSP</text:p>
          </table:table-cell>
          <table:table-cell office:value-type="string" calcext:value-type="string">
            <text:p>Real Gross Domestic Product by Industry: Government for Pennsylvania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MINRQGSP</text:p>
          </table:table-cell>
          <table:table-cell office:value-type="string" calcext:value-type="string">
            <text:p>Real Gross Domestic Product by Industry: Private Industries: Mining for Pennsylvania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PAINFORQGSP</text:p>
          </table:table-cell>
          <table:table-cell office:value-type="string" calcext:value-type="string">
            <text:p>Real Gross Domestic Product by Industry: Private Industries: Information for Pennsylvani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ANDURMANRQGSP</text:p>
          </table:table-cell>
          <table:table-cell office:value-type="string" calcext:value-type="string">
            <text:p>Real Gross Domestic Product by Industry: Private Industries: Nondurable Goods Manufacturing for Pennsylvania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AOTHSERVERQGSP</text:p>
          </table:table-cell>
          <table:table-cell office:value-type="string" calcext:value-type="string">
            <text:p>Real Gross Domestic Product by Industry: Private Industries: Other Services, Except Government for Pennsylvania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ADURMANRQGSP</text:p>
          </table:table-cell>
          <table:table-cell office:value-type="string" calcext:value-type="string">
            <text:p>Real Gross Domestic Product by Industry: Private Industries: Manufacturing: Durable Goods Manufacturing for Pennsylvani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P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Pennsylvani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P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Pennsylvani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P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Pennsylvania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Pennsylvani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Pennsylvani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Pennsylvania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Pennsylvania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Pennsylvani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IRQGSP</text:p>
          </table:table-cell>
          <table:table-cell office:value-type="string" calcext:value-type="string">
            <text:p>Total Real Gross Domestic Product by Industry for Rhode Island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IAGRRQGSP</text:p>
          </table:table-cell>
          <table:table-cell office:value-type="string" calcext:value-type="string">
            <text:p>Real Gross Domestic Product by Industry: Private Industries: Agriculture, Forestry, Fishing, and Hunting for Rhode Island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R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Rhode Island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Rhode Island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RICONSTRQGSP</text:p>
          </table:table-cell>
          <table:table-cell office:value-type="string" calcext:value-type="string">
            <text:p>Real Gross Domestic Product by Industry: Private Industries: Construction for Rhode Island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RIGOVRQGSP</text:p>
          </table:table-cell>
          <table:table-cell office:value-type="string" calcext:value-type="string">
            <text:p>Real Gross Domestic Product by Industry: Government for Rhode Islan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IPIRQGSP</text:p>
          </table:table-cell>
          <table:table-cell office:value-type="string" calcext:value-type="string">
            <text:p>Real Gross Domestic Product by Industry: Private Industries for Rhode Island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IMINRQGSP</text:p>
          </table:table-cell>
          <table:table-cell office:value-type="string" calcext:value-type="string">
            <text:p>Real Gross Domestic Product by Industry: Private Industries: Mining for Rhode Island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RIUTILRQGSP</text:p>
          </table:table-cell>
          <table:table-cell office:value-type="string" calcext:value-type="string">
            <text:p>Real Gross Domestic Product by Industry: Private Industries: Utilities for Rhode Island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RIINFORQGSP</text:p>
          </table:table-cell>
          <table:table-cell office:value-type="string" calcext:value-type="string">
            <text:p>Real Gross Domestic Product by Industry: Private Industries: Information for Rhode Island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RIRETAILRQGSP</text:p>
          </table:table-cell>
          <table:table-cell office:value-type="string" calcext:value-type="string">
            <text:p>Real Gross Domestic Product by Industry: Private Industries: Retail Trade for Rhode Island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RIWHOLERQGSP</text:p>
          </table:table-cell>
          <table:table-cell office:value-type="string" calcext:value-type="string">
            <text:p>Real Gross Domestic Product by Industry: Private Industries: Wholesale Trade for Rhode Island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RINDURMANRQGSP</text:p>
          </table:table-cell>
          <table:table-cell office:value-type="string" calcext:value-type="string">
            <text:p>Real Gross Domestic Product by Industry: Private Industries: Nondurable Goods Manufacturing for Rhode Island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RITRANSWARERQGSP</text:p>
          </table:table-cell>
          <table:table-cell office:value-type="string" calcext:value-type="string">
            <text:p>Real Gross Domestic Product by Industry: Private Industries: Transportation and Warehousing for Rhode Island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RIDURMANRQGSP</text:p>
          </table:table-cell>
          <table:table-cell office:value-type="string" calcext:value-type="string">
            <text:p>Real Gross Domestic Product by Industry: Private Industries: Manufacturing: Durable Goods Manufacturing for Rhode Island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R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Rhode Island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Rhode Island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Rhode Island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Rhode Island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R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Rhode Island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Rhode Island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RIMANRQGSP</text:p>
          </table:table-cell>
          <table:table-cell office:value-type="string" calcext:value-type="string">
            <text:p>Real Gross Domestic Product by Industry: Private Industries: Manufacturing for Rhode Island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IOTHSERVERQGSP</text:p>
          </table:table-cell>
          <table:table-cell office:value-type="string" calcext:value-type="string">
            <text:p>Real Gross Domestic Product by Industry: Private Industries: Other Services, Except Government for Rhode Island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Rhode Island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CRQGSP</text:p>
          </table:table-cell>
          <table:table-cell office:value-type="string" calcext:value-type="string">
            <text:p>Total Real Gross Domestic Product by Industry for South Carolina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C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South Carolina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CCONSTRQGSP</text:p>
          </table:table-cell>
          <table:table-cell office:value-type="string" calcext:value-type="string">
            <text:p>Real Gross Domestic Product by Industry: Private Industries: Construction for South Carolina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CAGRRQGSP</text:p>
          </table:table-cell>
          <table:table-cell office:value-type="string" calcext:value-type="string">
            <text:p>Real Gross Domestic Product by Industry: Private Industries: Agriculture, Forestry, Fishing, and Hunting for South Carolina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C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South Carolina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CGOVRQGSP</text:p>
          </table:table-cell>
          <table:table-cell office:value-type="string" calcext:value-type="string">
            <text:p>Real Gross Domestic Product by Industry: Government for South Carolina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CMINRQGSP</text:p>
          </table:table-cell>
          <table:table-cell office:value-type="string" calcext:value-type="string">
            <text:p>Real Gross Domestic Product by Industry: Private Industries: Mining for South Carolina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CINFORQGSP</text:p>
          </table:table-cell>
          <table:table-cell office:value-type="string" calcext:value-type="string">
            <text:p>Real Gross Domestic Product by Industry: Private Industries: Information for South Caroli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CNDURMANRQGSP</text:p>
          </table:table-cell>
          <table:table-cell office:value-type="string" calcext:value-type="string">
            <text:p>Real Gross Domestic Product by Industry: Private Industries: Nondurable Goods Manufacturing for South Carolina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CDURMANRQGSP</text:p>
          </table:table-cell>
          <table:table-cell office:value-type="string" calcext:value-type="string">
            <text:p>Real Gross Domestic Product by Industry: Private Industries: Manufacturing: Durable Goods Manufacturing for South Carolina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C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South Caroli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C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South Carolina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C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South Caroli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CMANRQGSP</text:p>
          </table:table-cell>
          <table:table-cell office:value-type="string" calcext:value-type="string">
            <text:p>Real Gross Domestic Product by Industry: Private Industries: Manufacturing for South Caroli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CPIRQGSP</text:p>
          </table:table-cell>
          <table:table-cell office:value-type="string" calcext:value-type="string">
            <text:p>Real Gross Domestic Product by Industry: Private Industries for South Carolina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CUTILRQGSP</text:p>
          </table:table-cell>
          <table:table-cell office:value-type="string" calcext:value-type="string">
            <text:p>Real Gross Domestic Product by Industry: Private Industries: Utilities for South Carolina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CRETAILRQGSP</text:p>
          </table:table-cell>
          <table:table-cell office:value-type="string" calcext:value-type="string">
            <text:p>Real Gross Domestic Product by Industry: Private Industries: Retail Trade for South Carolina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CWHOLERQGSP</text:p>
          </table:table-cell>
          <table:table-cell office:value-type="string" calcext:value-type="string">
            <text:p>Real Gross Domestic Product by Industry: Private Industries: Wholesale Trade for South Carolina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CTRANSWARERQGSP</text:p>
          </table:table-cell>
          <table:table-cell office:value-type="string" calcext:value-type="string">
            <text:p>Real Gross Domestic Product by Industry: Private Industries: Transportation and Warehousing for South Carolina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COTHSERVERQGSP</text:p>
          </table:table-cell>
          <table:table-cell office:value-type="string" calcext:value-type="string">
            <text:p>Real Gross Domestic Product by Industry: Private Industries: Other Services, Except Government for South Carolina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C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South Caroli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C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South Caroli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C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South Carolina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C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South Caroli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DRQGSP</text:p>
          </table:table-cell>
          <table:table-cell office:value-type="string" calcext:value-type="string">
            <text:p>Total Real Gross Domestic Product by Industry for South Dakot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DMANRQGSP</text:p>
          </table:table-cell>
          <table:table-cell office:value-type="string" calcext:value-type="string">
            <text:p>Real Gross Domestic Product by Industry: Private Industries: Manufacturing for South Dakota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D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South Dakota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DAGRRQGSP</text:p>
          </table:table-cell>
          <table:table-cell office:value-type="string" calcext:value-type="string">
            <text:p>Real Gross Domestic Product by Industry: Private Industries: Agriculture, Forestry, Fishing, and Hunting for South Dakot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DCONSTRQGSP</text:p>
          </table:table-cell>
          <table:table-cell office:value-type="string" calcext:value-type="string">
            <text:p>Real Gross Domestic Product by Industry: Private Industries: Construction for South Dakota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DGOVRQGSP</text:p>
          </table:table-cell>
          <table:table-cell office:value-type="string" calcext:value-type="string">
            <text:p>Real Gross Domestic Product by Industry: Government for South Dakota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DPIRQGSP</text:p>
          </table:table-cell>
          <table:table-cell office:value-type="string" calcext:value-type="string">
            <text:p>Real Gross Domestic Product by Industry: Private Industries for South Dakota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DMINRQGSP</text:p>
          </table:table-cell>
          <table:table-cell office:value-type="string" calcext:value-type="string">
            <text:p>Real Gross Domestic Product by Industry: Private Industries: Mining for South Dakot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DUTILRQGSP</text:p>
          </table:table-cell>
          <table:table-cell office:value-type="string" calcext:value-type="string">
            <text:p>Real Gross Domestic Product by Industry: Private Industries: Utilities for South Dakot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DINFORQGSP</text:p>
          </table:table-cell>
          <table:table-cell office:value-type="string" calcext:value-type="string">
            <text:p>Real Gross Domestic Product by Industry: Private Industries: Information for South Dakota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DRETAILRQGSP</text:p>
          </table:table-cell>
          <table:table-cell office:value-type="string" calcext:value-type="string">
            <text:p>Real Gross Domestic Product by Industry: Private Industries: Retail Trade for South Dakot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DWHOLERQGSP</text:p>
          </table:table-cell>
          <table:table-cell office:value-type="string" calcext:value-type="string">
            <text:p>Real Gross Domestic Product by Industry: Private Industries: Wholesale Trade for South Dakota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DNDURMANRQGSP</text:p>
          </table:table-cell>
          <table:table-cell office:value-type="string" calcext:value-type="string">
            <text:p>Real Gross Domestic Product by Industry: Private Industries: Nondurable Goods Manufacturing for South Dakot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DTRANSWARERQGSP</text:p>
          </table:table-cell>
          <table:table-cell office:value-type="string" calcext:value-type="string">
            <text:p>Real Gross Domestic Product by Industry: Private Industries: Transportation and Warehousing for South Dakot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DOTHSERVERQGSP</text:p>
          </table:table-cell>
          <table:table-cell office:value-type="string" calcext:value-type="string">
            <text:p>Real Gross Domestic Product by Industry: Private Industries: Other Services, Except Government for South Dakot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DDURMANRQGSP</text:p>
          </table:table-cell>
          <table:table-cell office:value-type="string" calcext:value-type="string">
            <text:p>Real Gross Domestic Product by Industry: Private Industries: Manufacturing: Durable Goods Manufacturing for South Dakota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D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South Dakota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D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South Dakota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D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South Dakot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D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South Dakota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D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South Dakota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D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South Dakot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D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South Dakota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D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South Dakota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NDURMANRQGSP</text:p>
          </table:table-cell>
          <table:table-cell office:value-type="string" calcext:value-type="string">
            <text:p>Real Gross Domestic Product by Industry: Private Industries: Manufacturing: Durable Goods Manufacturing for Tennessee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TNPIRQGSP</text:p>
          </table:table-cell>
          <table:table-cell office:value-type="string" calcext:value-type="string">
            <text:p>Real Gross Domestic Product by Industry: Private Industries for Tennesse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TNRETAILRQGSP</text:p>
          </table:table-cell>
          <table:table-cell office:value-type="string" calcext:value-type="string">
            <text:p>Real Gross Domestic Product by Industry: Private Industries: Retail Trade for Tennesse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TNRQGSP</text:p>
          </table:table-cell>
          <table:table-cell office:value-type="string" calcext:value-type="string">
            <text:p>Total Real Gross Domestic Product by Industry for Tennesse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TNCONSTRQGSP</text:p>
          </table:table-cell>
          <table:table-cell office:value-type="string" calcext:value-type="string">
            <text:p>Real Gross Domestic Product by Industry: Private Industries: Construction for Tennesse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TNMANRQGSP</text:p>
          </table:table-cell>
          <table:table-cell office:value-type="string" calcext:value-type="string">
            <text:p>Real Gross Domestic Product by Industry: Private Industries: Manufacturing for Tennesse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NWHOLERQGSP</text:p>
          </table:table-cell>
          <table:table-cell office:value-type="string" calcext:value-type="string">
            <text:p>Real Gross Domestic Product by Industry: Private Industries: Wholesale Trade for Tennesse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N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Tennesse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N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Tennesse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TNGOVRQGSP</text:p>
          </table:table-cell>
          <table:table-cell office:value-type="string" calcext:value-type="string">
            <text:p>Real Gross Domestic Product by Industry: Government for Tennesse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TNMINRQGSP</text:p>
          </table:table-cell>
          <table:table-cell office:value-type="string" calcext:value-type="string">
            <text:p>Real Gross Domestic Product by Industry: Private Industries: Mining for Tennesse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TNUTILRQGSP</text:p>
          </table:table-cell>
          <table:table-cell office:value-type="string" calcext:value-type="string">
            <text:p>Real Gross Domestic Product by Industry: Private Industries: Utilities for Tennesse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TNINFORQGSP</text:p>
          </table:table-cell>
          <table:table-cell office:value-type="string" calcext:value-type="string">
            <text:p>Real Gross Domestic Product by Industry: Private Industries: Information for Tennesse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TNNDURMANRQGSP</text:p>
          </table:table-cell>
          <table:table-cell office:value-type="string" calcext:value-type="string">
            <text:p>Real Gross Domestic Product by Industry: Private Industries: Nondurable Goods Manufacturing for Tennessee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TNTRANSWARERQGSP</text:p>
          </table:table-cell>
          <table:table-cell office:value-type="string" calcext:value-type="string">
            <text:p>Real Gross Domestic Product by Industry: Private Industries: Transportation and Warehousing for Tenness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NOTHSERVERQGSP</text:p>
          </table:table-cell>
          <table:table-cell office:value-type="string" calcext:value-type="string">
            <text:p>Real Gross Domestic Product by Industry: Private Industries: Other Services, Except Government for Tennesse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TNAGRRQGSP</text:p>
          </table:table-cell>
          <table:table-cell office:value-type="string" calcext:value-type="string">
            <text:p>Real Gross Domestic Product by Industry: Private Industries: Agriculture, Forestry, Fishing, and Hunting for Tennesse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N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Tennessee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N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Tennesse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N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Tennesse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N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Tennesse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TN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Tennessee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TN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Tennesse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TN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Tennessee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TXRQGSP</text:p>
          </table:table-cell>
          <table:table-cell office:value-type="string" calcext:value-type="string">
            <text:p>Total Real Gross Domestic Product by Industry for Texas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TXMANRQGSP</text:p>
          </table:table-cell>
          <table:table-cell office:value-type="string" calcext:value-type="string">
            <text:p>Real Gross Domestic Product by Industry: Private Industries: Manufacturing for Texa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TXCONSTRQGSP</text:p>
          </table:table-cell>
          <table:table-cell office:value-type="string" calcext:value-type="string">
            <text:p>Real Gross Domestic Product by Industry: Private Industries: Construction for Texa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TXPIRQGSP</text:p>
          </table:table-cell>
          <table:table-cell office:value-type="string" calcext:value-type="string">
            <text:p>Real Gross Domestic Product by Industry: Private Industries for Texa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TXRETAILRQGSP</text:p>
          </table:table-cell>
          <table:table-cell office:value-type="string" calcext:value-type="string">
            <text:p>Real Gross Domestic Product by Industry: Private Industries: Retail Trade for Texas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TX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Texas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XWHOLERQGSP</text:p>
          </table:table-cell>
          <table:table-cell office:value-type="string" calcext:value-type="string">
            <text:p>Real Gross Domestic Product by Industry: Private Industries: Wholesale Trade for Texas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TXMINRQGSP</text:p>
          </table:table-cell>
          <table:table-cell office:value-type="string" calcext:value-type="string">
            <text:p>Real Gross Domestic Product by Industry: Private Industries: Mining for Texas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X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Texa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TXUTILRQGSP</text:p>
          </table:table-cell>
          <table:table-cell office:value-type="string" calcext:value-type="string">
            <text:p>Real Gross Domestic Product by Industry: Private Industries: Utilities for Texa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TXINFORQGSP</text:p>
          </table:table-cell>
          <table:table-cell office:value-type="string" calcext:value-type="string">
            <text:p>Real Gross Domestic Product by Industry: Private Industries: Information for Texa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TXNDURMANRQGSP</text:p>
          </table:table-cell>
          <table:table-cell office:value-type="string" calcext:value-type="string">
            <text:p>Real Gross Domestic Product by Industry: Private Industries: Nondurable Goods Manufacturing for Texas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TXTRANSWARERQGSP</text:p>
          </table:table-cell>
          <table:table-cell office:value-type="string" calcext:value-type="string">
            <text:p>Real Gross Domestic Product by Industry: Private Industries: Transportation and Warehousing for Texas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TXOTHSERVERQGSP</text:p>
          </table:table-cell>
          <table:table-cell office:value-type="string" calcext:value-type="string">
            <text:p>Real Gross Domestic Product by Industry: Private Industries: Other Services, Except Government for Texa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TX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Texa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X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Texa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XGOVRQGSP</text:p>
          </table:table-cell>
          <table:table-cell office:value-type="string" calcext:value-type="string">
            <text:p>Real Gross Domestic Product by Industry: Government for Texa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X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Texa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TX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Texa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TX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Texas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TXAGRRQGSP</text:p>
          </table:table-cell>
          <table:table-cell office:value-type="string" calcext:value-type="string">
            <text:p>Real Gross Domestic Product by Industry: Private Industries: Agriculture, Forestry, Fishing, and Hunting for Texa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XDURMANRQGSP</text:p>
          </table:table-cell>
          <table:table-cell office:value-type="string" calcext:value-type="string">
            <text:p>Real Gross Domestic Product by Industry: Private Industries: Manufacturing: Durable Goods Manufacturing for Texa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TX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Texa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X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Texa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TRQGSP</text:p>
          </table:table-cell>
          <table:table-cell office:value-type="string" calcext:value-type="string">
            <text:p>Total Real Gross Domestic Product by Industry for Utah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UTCONSTRQGSP</text:p>
          </table:table-cell>
          <table:table-cell office:value-type="string" calcext:value-type="string">
            <text:p>Real Gross Domestic Product by Industry: Private Industries: Construction for Utah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UTMANRQGSP</text:p>
          </table:table-cell>
          <table:table-cell office:value-type="string" calcext:value-type="string">
            <text:p>Real Gross Domestic Product by Industry: Private Industries: Manufacturing for Utah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U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Utah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UTGOVRQGSP</text:p>
          </table:table-cell>
          <table:table-cell office:value-type="string" calcext:value-type="string">
            <text:p>Real Gross Domestic Product by Industry: Government for Utah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U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Utah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UTPIRQGSP</text:p>
          </table:table-cell>
          <table:table-cell office:value-type="string" calcext:value-type="string">
            <text:p>Real Gross Domestic Product by Industry: Private Industries for Utah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UTMINRQGSP</text:p>
          </table:table-cell>
          <table:table-cell office:value-type="string" calcext:value-type="string">
            <text:p>Real Gross Domestic Product by Industry: Private Industries: Mining for Utah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UTUTILRQGSP</text:p>
          </table:table-cell>
          <table:table-cell office:value-type="string" calcext:value-type="string">
            <text:p>Real Gross Domestic Product by Industry: Private Industries: Utilities for Utah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UTINFORQGSP</text:p>
          </table:table-cell>
          <table:table-cell office:value-type="string" calcext:value-type="string">
            <text:p>Real Gross Domestic Product by Industry: Private Industries: Information for Utah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UTRETAILRQGSP</text:p>
          </table:table-cell>
          <table:table-cell office:value-type="string" calcext:value-type="string">
            <text:p>Real Gross Domestic Product by Industry: Private Industries: Retail Trade for Utah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UTWHOLERQGSP</text:p>
          </table:table-cell>
          <table:table-cell office:value-type="string" calcext:value-type="string">
            <text:p>Real Gross Domestic Product by Industry: Private Industries: Wholesale Trade for Utah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UTNDURMANRQGSP</text:p>
          </table:table-cell>
          <table:table-cell office:value-type="string" calcext:value-type="string">
            <text:p>Real Gross Domestic Product by Industry: Private Industries: Nondurable Goods Manufacturing for Utah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UTTRANSWARERQGSP</text:p>
          </table:table-cell>
          <table:table-cell office:value-type="string" calcext:value-type="string">
            <text:p>Real Gross Domestic Product by Industry: Private Industries: Transportation and Warehousing for Utah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UTOTHSERVERQGSP</text:p>
          </table:table-cell>
          <table:table-cell office:value-type="string" calcext:value-type="string">
            <text:p>Real Gross Domestic Product by Industry: Private Industries: Other Services, Except Government for Utah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UTDURMANRQGSP</text:p>
          </table:table-cell>
          <table:table-cell office:value-type="string" calcext:value-type="string">
            <text:p>Real Gross Domestic Product by Industry: Private Industries: Manufacturing: Durable Goods Manufacturing for Utah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UTAGRRQGSP</text:p>
          </table:table-cell>
          <table:table-cell office:value-type="string" calcext:value-type="string">
            <text:p>Real Gross Domestic Product by Industry: Private Industries: Agriculture, Forestry, Fishing, and Hunting for Utah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U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Utah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U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Utah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U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Utah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U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Utah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U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Utah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U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Utah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U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Utah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VTRQGSP</text:p>
          </table:table-cell>
          <table:table-cell office:value-type="string" calcext:value-type="string">
            <text:p>Total Real Gross Domestic Product by Industry for Vermont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TMANRQGSP</text:p>
          </table:table-cell>
          <table:table-cell office:value-type="string" calcext:value-type="string">
            <text:p>Real Gross Domestic Product by Industry: Private Industries: Manufacturing for Vermont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VTCONSTRQGSP</text:p>
          </table:table-cell>
          <table:table-cell office:value-type="string" calcext:value-type="string">
            <text:p>Real Gross Domestic Product by Industry: Private Industries: Construction for Vermont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TGOVRQGSP</text:p>
          </table:table-cell>
          <table:table-cell office:value-type="string" calcext:value-type="string">
            <text:p>Real Gross Domestic Product by Industry: Government for Vermont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TPIRQGSP</text:p>
          </table:table-cell>
          <table:table-cell office:value-type="string" calcext:value-type="string">
            <text:p>Real Gross Domestic Product by Industry: Private Industries for Vermont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TMINRQGSP</text:p>
          </table:table-cell>
          <table:table-cell office:value-type="string" calcext:value-type="string">
            <text:p>Real Gross Domestic Product by Industry: Private Industries: Mining for Vermont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VTUTILRQGSP</text:p>
          </table:table-cell>
          <table:table-cell office:value-type="string" calcext:value-type="string">
            <text:p>Real Gross Domestic Product by Industry: Private Industries: Utilities for Vermont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VTINFORQGSP</text:p>
          </table:table-cell>
          <table:table-cell office:value-type="string" calcext:value-type="string">
            <text:p>Real Gross Domestic Product by Industry: Private Industries: Information for Vermont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VTRETAILRQGSP</text:p>
          </table:table-cell>
          <table:table-cell office:value-type="string" calcext:value-type="string">
            <text:p>Real Gross Domestic Product by Industry: Private Industries: Retail Trade for Vermont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VTWHOLERQGSP</text:p>
          </table:table-cell>
          <table:table-cell office:value-type="string" calcext:value-type="string">
            <text:p>Real Gross Domestic Product by Industry: Private Industries: Wholesale Trade for Vermont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VTNDURMANRQGSP</text:p>
          </table:table-cell>
          <table:table-cell office:value-type="string" calcext:value-type="string">
            <text:p>Real Gross Domestic Product by Industry: Private Industries: Nondurable Goods Manufacturing for Vermont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VTTRANSWARERQGSP</text:p>
          </table:table-cell>
          <table:table-cell office:value-type="string" calcext:value-type="string">
            <text:p>Real Gross Domestic Product by Industry: Private Industries: Transportation and Warehousing for Vermont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VTOTHSERVERQGSP</text:p>
          </table:table-cell>
          <table:table-cell office:value-type="string" calcext:value-type="string">
            <text:p>Real Gross Domestic Product by Industry: Private Industries: Other Services, Except Government for Vermont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VTDURMANRQGSP</text:p>
          </table:table-cell>
          <table:table-cell office:value-type="string" calcext:value-type="string">
            <text:p>Real Gross Domestic Product by Industry: Private Industries: Manufacturing: Durable Goods Manufacturing for Vermont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VTAGRRQGSP</text:p>
          </table:table-cell>
          <table:table-cell office:value-type="string" calcext:value-type="string">
            <text:p>Real Gross Domestic Product by Industry: Private Industries: Agriculture, Forestry, Fishing, and Hunting for Vermont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VT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Vermont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VT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Vermont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VT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Vermont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VT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Vermont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VT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Vermont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VT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Vermont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VT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Vermont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VT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Vermont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VT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Vermont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VARQGSP</text:p>
          </table:table-cell>
          <table:table-cell office:value-type="string" calcext:value-type="string">
            <text:p>Total Real Gross Domestic Product by Industry for Virginia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VAUTILRQGSP</text:p>
          </table:table-cell>
          <table:table-cell office:value-type="string" calcext:value-type="string">
            <text:p>Real Gross Domestic Product by Industry: Private Industries: Utilities for Virginia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V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Virginia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VADURMANRQGSP</text:p>
          </table:table-cell>
          <table:table-cell office:value-type="string" calcext:value-type="string">
            <text:p>Real Gross Domestic Product by Industry: Private Industries: Manufacturing: Durable Goods Manufacturing for Virginia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V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Virginia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VAGOVRQGSP</text:p>
          </table:table-cell>
          <table:table-cell office:value-type="string" calcext:value-type="string">
            <text:p>Real Gross Domestic Product by Industry: Government for Virginia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VAMANRQGSP</text:p>
          </table:table-cell>
          <table:table-cell office:value-type="string" calcext:value-type="string">
            <text:p>Real Gross Domestic Product by Industry: Private Industries: Manufacturing for Virginia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VACONSTRQGSP</text:p>
          </table:table-cell>
          <table:table-cell office:value-type="string" calcext:value-type="string">
            <text:p>Real Gross Domestic Product by Industry: Private Industries: Construction for Virginia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VAPIRQGSP</text:p>
          </table:table-cell>
          <table:table-cell office:value-type="string" calcext:value-type="string">
            <text:p>Real Gross Domestic Product by Industry: Private Industries for Virginia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VAMINRQGSP</text:p>
          </table:table-cell>
          <table:table-cell office:value-type="string" calcext:value-type="string">
            <text:p>Real Gross Domestic Product by Industry: Private Industries: Mining for Virginia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VAINFORQGSP</text:p>
          </table:table-cell>
          <table:table-cell office:value-type="string" calcext:value-type="string">
            <text:p>Real Gross Domestic Product by Industry: Private Industries: Information for Virginia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VARETAILRQGSP</text:p>
          </table:table-cell>
          <table:table-cell office:value-type="string" calcext:value-type="string">
            <text:p>Real Gross Domestic Product by Industry: Private Industries: Retail Trade for Virginia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VAWHOLERQGSP</text:p>
          </table:table-cell>
          <table:table-cell office:value-type="string" calcext:value-type="string">
            <text:p>Real Gross Domestic Product by Industry: Private Industries: Wholesale Trade for Virginia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VANDURMANRQGSP</text:p>
          </table:table-cell>
          <table:table-cell office:value-type="string" calcext:value-type="string">
            <text:p>Real Gross Domestic Product by Industry: Private Industries: Nondurable Goods Manufacturing for Virginia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VATRANSWARERQGSP</text:p>
          </table:table-cell>
          <table:table-cell office:value-type="string" calcext:value-type="string">
            <text:p>Real Gross Domestic Product by Industry: Private Industries: Transportation and Warehousing for Virginia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VAOTHSERVERQGSP</text:p>
          </table:table-cell>
          <table:table-cell office:value-type="string" calcext:value-type="string">
            <text:p>Real Gross Domestic Product by Industry: Private Industries: Other Services, Except Government for Virginia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VAAGRRQGSP</text:p>
          </table:table-cell>
          <table:table-cell office:value-type="string" calcext:value-type="string">
            <text:p>Real Gross Domestic Product by Industry: Private Industries: Agriculture, Forestry, Fishing, and Hunting for Virginia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V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Virginia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V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Virginia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V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Virginia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V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Virgini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Virginia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Virginia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V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Virginia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WARQGSP</text:p>
          </table:table-cell>
          <table:table-cell office:value-type="string" calcext:value-type="string">
            <text:p>Total Real Gross Domestic Product by Industry for Washington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WACONSTRQGSP</text:p>
          </table:table-cell>
          <table:table-cell office:value-type="string" calcext:value-type="string">
            <text:p>Real Gross Domestic Product by Industry: Private Industries: Construction for Washingto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AGOVRQGSP</text:p>
          </table:table-cell>
          <table:table-cell office:value-type="string" calcext:value-type="string">
            <text:p>Real Gross Domestic Product by Industry: Government for Washington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A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ashingt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WA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ashington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WAMANRQGSP</text:p>
          </table:table-cell>
          <table:table-cell office:value-type="string" calcext:value-type="string">
            <text:p>Real Gross Domestic Product by Industry: Private Industries: Manufacturing for Washington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WAUTILRQGSP</text:p>
          </table:table-cell>
          <table:table-cell office:value-type="string" calcext:value-type="string">
            <text:p>Real Gross Domestic Product by Industry: Private Industries: Utilities for Washington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WAPIRQGSP</text:p>
          </table:table-cell>
          <table:table-cell office:value-type="string" calcext:value-type="string">
            <text:p>Real Gross Domestic Product by Industry: Private Industries for Washingt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WAMINRQGSP</text:p>
          </table:table-cell>
          <table:table-cell office:value-type="string" calcext:value-type="string">
            <text:p>Real Gross Domestic Product by Industry: Private Industries: Mining for Washington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WAINFORQGSP</text:p>
          </table:table-cell>
          <table:table-cell office:value-type="string" calcext:value-type="string">
            <text:p>Real Gross Domestic Product by Industry: Private Industries: Information for Washington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WARETAILRQGSP</text:p>
          </table:table-cell>
          <table:table-cell office:value-type="string" calcext:value-type="string">
            <text:p>Real Gross Domestic Product by Industry: Private Industries: Retail Trade for Washington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WAWHOLERQGSP</text:p>
          </table:table-cell>
          <table:table-cell office:value-type="string" calcext:value-type="string">
            <text:p>Real Gross Domestic Product by Industry: Private Industries: Wholesale Trade for Washington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ANDURMANRQGSP</text:p>
          </table:table-cell>
          <table:table-cell office:value-type="string" calcext:value-type="string">
            <text:p>Real Gross Domestic Product by Industry: Private Industries: Nondurable Goods Manufacturing for Washington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WATRANSWARERQGSP</text:p>
          </table:table-cell>
          <table:table-cell office:value-type="string" calcext:value-type="string">
            <text:p>Real Gross Domestic Product by Industry: Private Industries: Transportation and Warehousing for Washingto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WAOTHSERVERQGSP</text:p>
          </table:table-cell>
          <table:table-cell office:value-type="string" calcext:value-type="string">
            <text:p>Real Gross Domestic Product by Industry: Private Industries: Other Services, Except Government for Washington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WADURMANRQGSP</text:p>
          </table:table-cell>
          <table:table-cell office:value-type="string" calcext:value-type="string">
            <text:p>Real Gross Domestic Product by Industry: Private Industries: Manufacturing: Durable Goods Manufacturing for Washingto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WAAGRRQGSP</text:p>
          </table:table-cell>
          <table:table-cell office:value-type="string" calcext:value-type="string">
            <text:p>Real Gross Domestic Product by Industry: Private Industries: Agriculture, Forestry, Fishing, and Hunting for Washingto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WA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ashington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WA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ashington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WA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ashington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WA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ashington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WA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ashington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A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ashingto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A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ashington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WVMINRQGSP</text:p>
          </table:table-cell>
          <table:table-cell office:value-type="string" calcext:value-type="string">
            <text:p>Real Gross Domestic Product by Industry: Private Industries: Mining for West Virginia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WVAGRRQGSP</text:p>
          </table:table-cell>
          <table:table-cell office:value-type="string" calcext:value-type="string">
            <text:p>Real Gross Domestic Product by Industry: Private Industries: Agriculture, Forestry, Fishing, and Hunting for West Virginia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WV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est Virginia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WVPIRQGSP</text:p>
          </table:table-cell>
          <table:table-cell office:value-type="string" calcext:value-type="string">
            <text:p>Real Gross Domestic Product by Industry: Private Industries for West Virginia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WV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est Virginia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VRQGSP</text:p>
          </table:table-cell>
          <table:table-cell office:value-type="string" calcext:value-type="string">
            <text:p>Total Real Gross Domestic Product by Industry for West Virginia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WV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est Virginia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WVCONSTRQGSP</text:p>
          </table:table-cell>
          <table:table-cell office:value-type="string" calcext:value-type="string">
            <text:p>Real Gross Domestic Product by Industry: Private Industries: Construction for West Virginia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WVMANRQGSP</text:p>
          </table:table-cell>
          <table:table-cell office:value-type="string" calcext:value-type="string">
            <text:p>Real Gross Domestic Product by Industry: Private Industries: Manufacturing for West Virginia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WVGOVRQGSP</text:p>
          </table:table-cell>
          <table:table-cell office:value-type="string" calcext:value-type="string">
            <text:p>Real Gross Domestic Product by Industry: Government for West Virginia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WVUTILRQGSP</text:p>
          </table:table-cell>
          <table:table-cell office:value-type="string" calcext:value-type="string">
            <text:p>Real Gross Domestic Product by Industry: Private Industries: Utilities for West Virgini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VINFORQGSP</text:p>
          </table:table-cell>
          <table:table-cell office:value-type="string" calcext:value-type="string">
            <text:p>Real Gross Domestic Product by Industry: Private Industries: Information for West Virginia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WVRETAILRQGSP</text:p>
          </table:table-cell>
          <table:table-cell office:value-type="string" calcext:value-type="string">
            <text:p>Real Gross Domestic Product by Industry: Private Industries: Retail Trade for West Virginia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WVWHOLERQGSP</text:p>
          </table:table-cell>
          <table:table-cell office:value-type="string" calcext:value-type="string">
            <text:p>Real Gross Domestic Product by Industry: Private Industries: Wholesale Trade for West Virginia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WVNDURMANRQGSP</text:p>
          </table:table-cell>
          <table:table-cell office:value-type="string" calcext:value-type="string">
            <text:p>Real Gross Domestic Product by Industry: Private Industries: Nondurable Goods Manufacturing for West Virginia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WVTRANSWARERQGSP</text:p>
          </table:table-cell>
          <table:table-cell office:value-type="string" calcext:value-type="string">
            <text:p>Real Gross Domestic Product by Industry: Private Industries: Transportation and Warehousing for West Virginia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WVOTHSERVERQGSP</text:p>
          </table:table-cell>
          <table:table-cell office:value-type="string" calcext:value-type="string">
            <text:p>Real Gross Domestic Product by Industry: Private Industries: Other Services, Except Government for West Virginia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WVDURMANRQGSP</text:p>
          </table:table-cell>
          <table:table-cell office:value-type="string" calcext:value-type="string">
            <text:p>Real Gross Domestic Product by Industry: Private Industries: Manufacturing: Durable Goods Manufacturing for West Virginia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WV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est Virginia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WV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est Virginia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WV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est Virginia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WV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est Virginia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WV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est Virginia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WV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est Virginia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WIRQGSP</text:p>
          </table:table-cell>
          <table:table-cell office:value-type="string" calcext:value-type="string">
            <text:p>Total Real Gross Domestic Product by Industry for Wisconsin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WIMANRQGSP</text:p>
          </table:table-cell>
          <table:table-cell office:value-type="string" calcext:value-type="string">
            <text:p>Real Gross Domestic Product by Industry: Private Industries: Manufacturing for Wisconsin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WIMINRQGSP</text:p>
          </table:table-cell>
          <table:table-cell office:value-type="string" calcext:value-type="string">
            <text:p>Real Gross Domestic Product by Industry: Private Industries: Mining for Wisconsin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WI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isconsin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TRANSWARERQGSP</text:p>
          </table:table-cell>
          <table:table-cell office:value-type="string" calcext:value-type="string">
            <text:p>Real Gross Domestic Product by Industry: Private Industries: Transportation and Warehousing for Wisconsin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WI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isconsin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WIAGRRQGSP</text:p>
          </table:table-cell>
          <table:table-cell office:value-type="string" calcext:value-type="string">
            <text:p>Real Gross Domestic Product by Industry: Private Industries: Agriculture, Forestry, Fishing, and Hunting for Wisconsin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WIRETAILRQGSP</text:p>
          </table:table-cell>
          <table:table-cell office:value-type="string" calcext:value-type="string">
            <text:p>Real Gross Domestic Product by Industry: Private Industries: Retail Trade for Wisconsin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WINDURMANRQGSP</text:p>
          </table:table-cell>
          <table:table-cell office:value-type="string" calcext:value-type="string">
            <text:p>Real Gross Domestic Product by Industry: Private Industries: Nondurable Goods Manufacturing for Wisconsin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WIDURMANRQGSP</text:p>
          </table:table-cell>
          <table:table-cell office:value-type="string" calcext:value-type="string">
            <text:p>Real Gross Domestic Product by Industry: Private Industries: Manufacturing: Durable Goods Manufacturing for Wisconsin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WICONSTRQGSP</text:p>
          </table:table-cell>
          <table:table-cell office:value-type="string" calcext:value-type="string">
            <text:p>Real Gross Domestic Product by Industry: Private Industries: Construction for Wisconsin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WIGOVRQGSP</text:p>
          </table:table-cell>
          <table:table-cell office:value-type="string" calcext:value-type="string">
            <text:p>Real Gross Domestic Product by Industry: Government for Wisconsin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IPIRQGSP</text:p>
          </table:table-cell>
          <table:table-cell office:value-type="string" calcext:value-type="string">
            <text:p>Real Gross Domestic Product by Industry: Private Industries for Wisconsin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WIUTILRQGSP</text:p>
          </table:table-cell>
          <table:table-cell office:value-type="string" calcext:value-type="string">
            <text:p>Real Gross Domestic Product by Industry: Private Industries: Utilities for Wisconsin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WIINFORQGSP</text:p>
          </table:table-cell>
          <table:table-cell office:value-type="string" calcext:value-type="string">
            <text:p>Real Gross Domestic Product by Industry: Private Industries: Information for Wisconsin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WIWHOLERQGSP</text:p>
          </table:table-cell>
          <table:table-cell office:value-type="string" calcext:value-type="string">
            <text:p>Real Gross Domestic Product by Industry: Private Industries: Wholesale Trade for Wisconsin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WIOTHSERVERQGSP</text:p>
          </table:table-cell>
          <table:table-cell office:value-type="string" calcext:value-type="string">
            <text:p>Real Gross Domestic Product by Industry: Private Industries: Other Services, Except Government for Wisconsi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WI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isconsin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WI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isconsin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WI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isconsin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WI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isconsin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WI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isconsin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WI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isconsi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WI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isconsin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YRQGSP</text:p>
          </table:table-cell>
          <table:table-cell office:value-type="string" calcext:value-type="string">
            <text:p>Total Real Gross Domestic Product by Industry for Wyoming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WYMANRQGSP</text:p>
          </table:table-cell>
          <table:table-cell office:value-type="string" calcext:value-type="string">
            <text:p>Real Gross Domestic Product by Industry: Private Industries: Manufacturing for Wyoming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WYCONSTRQGSP</text:p>
          </table:table-cell>
          <table:table-cell office:value-type="string" calcext:value-type="string">
            <text:p>Real Gross Domestic Product by Industry: Private Industries: Construction for Wyoming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WYNDURMANRQGSP</text:p>
          </table:table-cell>
          <table:table-cell office:value-type="string" calcext:value-type="string">
            <text:p>Real Gross Domestic Product by Industry: Private Industries: Nondurable Goods Manufacturing for Wyoming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YGOVRQGSP</text:p>
          </table:table-cell>
          <table:table-cell office:value-type="string" calcext:value-type="string">
            <text:p>Real Gross Domestic Product by Industry: Government for Wyoming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WYPIRQGSP</text:p>
          </table:table-cell>
          <table:table-cell office:value-type="string" calcext:value-type="string">
            <text:p>Real Gross Domestic Product by Industry: Private Industries for Wyoming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WYMINRQGSP</text:p>
          </table:table-cell>
          <table:table-cell office:value-type="string" calcext:value-type="string">
            <text:p>Real Gross Domestic Product by Industry: Private Industries: Mining for Wyoming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WYUTILRQGSP</text:p>
          </table:table-cell>
          <table:table-cell office:value-type="string" calcext:value-type="string">
            <text:p>Real Gross Domestic Product by Industry: Private Industries: Utilities for Wyoming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WYINFORQGSP</text:p>
          </table:table-cell>
          <table:table-cell office:value-type="string" calcext:value-type="string">
            <text:p>Real Gross Domestic Product by Industry: Private Industries: Information for Wyoming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WYRETAILRQGSP</text:p>
          </table:table-cell>
          <table:table-cell office:value-type="string" calcext:value-type="string">
            <text:p>Real Gross Domestic Product by Industry: Private Industries: Retail Trade for Wyoming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WYWHOLERQGSP</text:p>
          </table:table-cell>
          <table:table-cell office:value-type="string" calcext:value-type="string">
            <text:p>Real Gross Domestic Product by Industry: Private Industries: Wholesale Trade for Wyoming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YTRANSWARERQGSP</text:p>
          </table:table-cell>
          <table:table-cell office:value-type="string" calcext:value-type="string">
            <text:p>Real Gross Domestic Product by Industry: Private Industries: Transportation and Warehousing for Wyoming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WYOTHSERVERQGSP</text:p>
          </table:table-cell>
          <table:table-cell office:value-type="string" calcext:value-type="string">
            <text:p>Real Gross Domestic Product by Industry: Private Industries: Other Services, Except Government for Wyoming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WYDURMANRQGSP</text:p>
          </table:table-cell>
          <table:table-cell office:value-type="string" calcext:value-type="string">
            <text:p>Real Gross Domestic Product by Industry: Private Industries: Manufacturing: Durable Goods Manufacturing for Wyoming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WYAGRRQGSP</text:p>
          </table:table-cell>
          <table:table-cell office:value-type="string" calcext:value-type="string">
            <text:p>Real Gross Domestic Product by Industry: Private Industries: Agriculture, Forestry, Fishing, and Hunting for Wyoming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YFININSRQGSP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Wyoming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WYMNGCOENTPRRQGS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Wyoming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YEDCATRQGSP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Wyoming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WYADMINWASTRQGSP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Wyoming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WYPROBUSRQGSP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Wyomin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WYRERENTLEARQGSP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Wyoming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YHLTHSOCASSRQGSP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Wyoming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WYACCOMDRQGSP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Wyoming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WYARTENTRECRQGSP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Wyoming</text:p>
          </table:table-cell>
        </table:table-row>
      </table:table>
      <table:table table:name="Sheet" table:style-name="ta1">
        <table:table-column table:style-name="co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L</text:p>
          </table:table-cell>
          <table:table-cell table:style-name="Default" office:value-type="string" calcext:value-type="string">
            <text:p>Total Real Gross Domestic Product by Industry for Alabama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Real Gross Domestic Product by Industry: Private Industries: Information for Alabama</text:p>
          </table:table-cell>
        </table:table-row>
        <table:table-row table:style-name="ro1">
          <table:table-cell office:value-type="string" calcext:value-type="string">
            <text:p>AGR</text:p>
          </table:table-cell>
          <table:table-cell office:value-type="string" calcext:value-type="string">
            <text:p>Real Gross Domestic Product by Industry: Private Industries: Agriculture, Forestry, Fishing, and Hunting for Alabama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Real Gross Domestic Product by Industry: Private Industries: Retail Trade for Alabama</text:p>
          </table:table-cell>
        </table:table-row>
        <table:table-row table:style-name="ro1">
          <table:table-cell office:value-type="string" calcext:value-type="string">
            <text:p>TRANSWARE</text:p>
          </table:table-cell>
          <table:table-cell office:value-type="string" calcext:value-type="string">
            <text:p>Real Gross Domestic Product by Industry: Private Industries: Transportation and Warehousing for Alabama</text:p>
          </table:table-cell>
        </table:table-row>
        <table:table-row table:style-name="ro1">
          <table:table-cell office:value-type="string" calcext:value-type="string">
            <text:p>NDURMAN</text:p>
          </table:table-cell>
          <table:table-cell office:value-type="string" calcext:value-type="string">
            <text:p>Real Gross Domestic Product by Industry: Private Industries: Nondurable Goods Manufacturing for Alabama</text:p>
          </table:table-cell>
        </table:table-row>
        <table:table-row table:style-name="ro1">
          <table:table-cell office:value-type="string" calcext:value-type="string">
            <text:p>HLTHSOCASS</text:p>
          </table:table-cell>
          <table:table-cell office:value-type="string" calcext:value-type="string">
            <text:p>Real Gross Domestic Product by Industry: Private Industries: Educational Services, Health Care, and Social Assistance: Health Care and Social Assistance for Alabama</text:p>
          </table:table-cell>
        </table:table-row>
        <table:table-row table:style-name="ro1">
          <table:table-cell office:value-type="string" calcext:value-type="string">
            <text:p>CONST</text:p>
          </table:table-cell>
          <table:table-cell office:value-type="string" calcext:value-type="string">
            <text:p>Real Gross Domestic Product by Industry: Private Industries: Construction for Alabama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style-name="Default" office:value-type="string" calcext:value-type="string">
            <text:p>Real Gross Domestic Product by Industry: Private Industries for Alabama</text:p>
          </table:table-cell>
        </table:table-row>
        <table:table-row table:style-name="ro1">
          <table:table-cell office:value-type="string" calcext:value-type="string">
            <text:p>DURMAN</text:p>
          </table:table-cell>
          <table:table-cell office:value-type="string" calcext:value-type="string">
            <text:p>Real Gross Domestic Product by Industry: Private Industries: Manufacturing: Durable Goods Manufacturing for Alabama</text:p>
          </table:table-cell>
        </table:table-row>
        <table:table-row table:style-name="ro1">
          <table:table-cell office:value-type="string" calcext:value-type="string">
            <text:p>GOV</text:p>
          </table:table-cell>
          <table:table-cell office:value-type="string" calcext:value-type="string">
            <text:p>Real Gross Domestic Product by Industry: Government for Alabama</text:p>
          </table:table-cell>
        </table:table-row>
        <table:table-row table:style-name="ro1">
          <table:table-cell office:value-type="string" calcext:value-type="string">
            <text:p>ACCOMD</text:p>
          </table:table-cell>
          <table:table-cell office:value-type="string" calcext:value-type="string">
            <text:p>Real Gross Domestic Product by Industry: Private Industries: Arts, Entertainment, Recreation, Accommodation, and Food Services: Accommodation and Food Services for Alabama</text:p>
          </table:table-cell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Real Gross Domestic Product by Industry: Private Industries: Utilities for Alabama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Real Gross Domestic Product by Industry: Private Industries: Manufacturing for Alabama</text:p>
          </table:table-cell>
        </table:table-row>
        <table:table-row table:style-name="ro1">
          <table:table-cell office:value-type="string" calcext:value-type="string">
            <text:p>MNGCOENTP</text:p>
          </table:table-cell>
          <table:table-cell office:value-type="string" calcext:value-type="string">
            <text:p>Real Gross Domestic Product by Industry: Private Industries: Professional and Business Services: Management Of Companies and Enterprises for Alabama</text:p>
          </table:table-cell>
        </table:table-row>
        <table:table-row table:style-name="ro1">
          <table:table-cell office:value-type="string" calcext:value-type="string">
            <text:p>ADMINWAST</text:p>
          </table:table-cell>
          <table:table-cell office:value-type="string" calcext:value-type="string">
            <text:p>Real Gross Domestic Product by Industry: Private Industries: Professional and Business Services: Administrative and Waste Management Services for Alabama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eal Gross Domestic Product by Industry: Private Industries: Mining for Alabama</text:p>
          </table:table-cell>
        </table:table-row>
        <table:table-row table:style-name="ro1">
          <table:table-cell office:value-type="string" calcext:value-type="string">
            <text:p>RERENTLEA</text:p>
          </table:table-cell>
          <table:table-cell office:value-type="string" calcext:value-type="string">
            <text:p>Real Gross Domestic Product by Industry: Private Industries: Finance, Insurance, Real Estate, Rental, and Leasing: Real Estate and Rental and Leasing for Alabama</text:p>
          </table:table-cell>
        </table:table-row>
        <table:table-row table:style-name="ro1">
          <table:table-cell office:value-type="string" calcext:value-type="string">
            <text:p>EDCAT</text:p>
          </table:table-cell>
          <table:table-cell office:value-type="string" calcext:value-type="string">
            <text:p>Real Gross Domestic Product by Industry: Private Industries: Educational Services, Health Care, and Social Assistance: Educational Services for Alabama</text:p>
          </table:table-cell>
        </table:table-row>
        <table:table-row table:style-name="ro1">
          <table:table-cell office:value-type="string" calcext:value-type="string">
            <text:p>ARTENTREC</text:p>
          </table:table-cell>
          <table:table-cell office:value-type="string" calcext:value-type="string">
            <text:p>Real Gross Domestic Product by Industry: Private Industries: Arts, Entertainment, Recreation, Accommodation, and Food Services: Arts, Entertainment, and Recreation for Alabama</text:p>
          </table:table-cell>
        </table:table-row>
        <table:table-row table:style-name="ro1">
          <table:table-cell office:value-type="string" calcext:value-type="string">
            <text:p>OTHSERVE</text:p>
          </table:table-cell>
          <table:table-cell office:value-type="string" calcext:value-type="string">
            <text:p>Real Gross Domestic Product by Industry: Private Industries: Other Services, Except Government for Alabama</text:p>
          </table:table-cell>
        </table:table-row>
        <table:table-row table:style-name="ro1">
          <table:table-cell office:value-type="string" calcext:value-type="string">
            <text:p>FININS</text:p>
          </table:table-cell>
          <table:table-cell office:value-type="string" calcext:value-type="string">
            <text:p>Real Gross Domestic Product by Industry: Private Industries: Finance, Insurance, Real Estate, Rental, and Leasing: Finance and Insurance for Alabama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string" calcext:value-type="string">
            <text:p>Real Gross Domestic Product by Industry: Private Industries: Wholesale Trade for Alabama</text:p>
          </table:table-cell>
        </table:table-row>
        <table:table-row table:style-name="ro1">
          <table:table-cell office:value-type="string" calcext:value-type="string">
            <text:p>PROBUS</text:p>
          </table:table-cell>
          <table:table-cell office:value-type="string" calcext:value-type="string">
            <text:p>Real Gross Domestic Product by Industry: Private Industries: Professional and Business Services: Professional, Scientific, and Technical Services for Alaba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23:32:46.848374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01:24:24.234642898</dc:date>
    <meta:editing-duration>PT1H50M8S</meta:editing-duration>
    <meta:editing-cycles>2</meta:editing-cycles>
    <meta:generator>LibreOffice/6.1.5.2$Linux_X86_64 LibreOffice_project/10$Build-2</meta:generator>
    <meta:document-statistic meta:table-count="2" meta:cell-count="3650" meta:object-count="0"/>
  </office:meta>
</office:document-meta>
</file>